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2.2in"/>
    </style:style>
    <style:style style:name="co7" style:family="table-column">
      <style:table-column-properties fo:break-before="auto" style:column-width="1.0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7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  <style:text-properties style:use-window-font-color="true"/>
    </style:style>
    <style:style style:name="ce25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value-type" style:repeat-content="false"/>
      <style:paragraph-properties fo:margin-left="0in"/>
    </style:style>
    <style:style style:name="ce29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ta_extref" style:family="table">
      <style:table-properties table:display="false"/>
    </style:style>
    <style:style style:name="T1" style:family="text">
      <style:text-properties fo:color="#262626" style:text-outline="false" fo:font-size="10pt" fo:letter-spacing="normal" style:letter-kerning="false" style:font-name-asian="Courier" style:font-size-asian="10pt" style:font-name-complex="Courier" style:font-size-complex="10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classifi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7"/>
        <table:table-column table:style-name="co3" table:default-cell-style-name="ce11"/>
        <table:table-column table:style-name="co4" table:default-cell-style-name="ce12"/>
        <table:table-column table:style-name="co3" table:default-cell-style-name="ce16"/>
        <table:table-column table:style-name="co4" table:default-cell-style-name="ce12"/>
        <table:table-column table:style-name="co1" table:default-cell-style-name="ce12"/>
        <table:table-column table:style-name="co5" table:number-columns-repeated="3" table:default-cell-style-name="ce12"/>
        <table:table-column table:style-name="co1" table:default-cell-style-name="ce12"/>
        <table:table-column table:style-name="co6" table:default-cell-style-name="ce20"/>
        <table:table-column table:style-name="co7" table:default-cell-style-name="ce23"/>
        <table:table-column table:style-name="co4" table:default-cell-style-name="ce23"/>
        <table:table-column table:style-name="co1" table:default-cell-style-name="Default"/>
        <table:table-column table:style-name="co4" table:number-columns-repeated="11" table:default-cell-style-name="Default"/>
        <table:table-column table:style-name="co1" table:default-cell-style-name="Default"/>
        <table:table-column table:style-name="co4" table:number-columns-repeated="967" table:default-cell-style-name="Default"/>
        <table:table-row table:style-name="ro1">
          <table:table-cell table:number-columns-repeated="3"/>
          <table:table-cell table:style-name="ce5" office:value-type="string">
            <text:p>Potential Enhancements</text:p>
          </table:table-cell>
          <table:table-cell table:style-name="ce8" office:value-type="string">
            <text:p>Inspect *.html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8"/>
          <table:table-cell table:number-columns-repeated="991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For each modification</text:p>
          </table:table-cell>
          <table:table-cell table:style-name="Default" office:value-type="string">
            <text:p>Compare output from console with knitr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Check sdiff with backup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script with Dropbo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txtmap.csv with dropb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Faces_patch_clssfr_Pcos</text:p>
          </table:table-cell>
          <table:table-cell table:style-name="ce10"/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Dups (Train#0925; Test#0288)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Check which models can be run in parallel</text:p>
          </table:table-cell>
          <table:table-cell table:number-columns-repeated="991"/>
        </table:table-row>
        <table:table-row table:style-name="ro2">
          <table:table-cell table:number-columns-repeated="3"/>
          <table:table-cell table:style-name="ce5"/>
          <table:table-cell table:style-name="ce10" office:value-type="string">
            <text:p>Outout weighted mean of top N (3 currently) x &amp; y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Make newobs range outliers printout more readabl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Inspect worst OOB.FP &amp; FN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Check for outliers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Submit meanXY of top n ‘left_eye_center’ label for each test image ?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Change glbFeatsCategory to P.cosSml.cut.fctr / P.cor.cut.fctr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Switch gcc for caret Parallelism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Feature transformations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Run different models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Ensembl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Display images (Worst OOB.FP, OOB.FN, new.sample) with highlights in classifier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Fix caret:::nominalTrainworkflow for allowParallel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6" office:value-type="string">
            <text:p>no diff in submission</text:p>
          </table:table-cell>
          <table:table-cell table:style-name="Default" office:value-type="string">
            <text:p>Flag as outlier (highest .rstudent value) <text:s/>Min patch.cor(-0.636034) for <text:s/>Train#1456 – left_eye_center(72, 28) ?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Rename glb_dsp_cols to glbFeatsDsp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Train vs. test error line plot by nobs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8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At exercise end</text:p>
          </table:table-cell>
          <table:table-cell table:style-name="Default" office:value-type="string">
            <text:p>Sync this file with Dropbox template</text:p>
          </table:table-cell>
          <table:table-cell table:number-columns-repeated="991"/>
        </table:table-row>
        <table:table-row table:style-name="ro1">
          <table:table-cell/>
          <table:table-cell table:style-name="ce2" table:formula="of:=[.K133]" office:value-type="float" office:value="3575.24353">
            <text:p>3,575</text:p>
          </table:table-cell>
          <table:table-cell table:style-name="ce2" table:formula="of:=[.L133]" office:value-type="float" office:value="13515.6774">
            <text:p>13,516</text:p>
          </table:table-cell>
          <table:table-cell table:style-name="ce5" office:value-type="string">
            <text:p>‘&lt;- Anchor</text:p>
          </table:table-cell>
          <table:table-cell table:style-name="ce8"/>
          <table:table-cell table:number-columns-repeated="991"/>
        </table:table-row>
        <table:table-row table:style-name="ro1">
          <table:table-cell table:number-columns-repeated="4"/>
          <table:table-cell table:style-name="ce8" office:value-type="string">
            <text:p>glb_sel_mdl</text:p>
          </table:table-cell>
          <table:table-cell/>
          <table:table-cell table:style-name="ce13" office:value-type="string">
            <text:p>glb_fin_mdl</text:p>
          </table:table-cell>
          <table:table-cell table:style-name="ce17" table:number-columns-repeated="2"/>
          <table:table-cell table:number-columns-repeated="14"/>
          <table:table-cell table:style-name="ce1" office:value-type="string">
            <text:p>weight.N</text:p>
          </table:table-cell>
          <table:table-cell table:style-name="ce1" office:value-type="string">
            <text:p>weight.Y</text:p>
          </table:table-cell>
          <table:table-cell table:style-name="ce1" office:value-type="string">
            <text:p>weight.NA</text:p>
          </table:table-cell>
          <table:table-cell office:value-type="string">
            <text:p>(After txt_cor_na)</text:p>
          </table:table-cell>
          <table:table-cell table:number-columns-repeated="969"/>
        </table:table-row>
        <table:table-row table:style-name="ro3">
          <table:table-cell table:style-name="ce1"/>
          <table:table-cell table:style-name="ce3" office:value-type="string">
            <text:p>err.abs.OOB.sum Improvements</text:p>
          </table:table-cell>
          <table:table-cell table:style-name="ce3" office:value-type="string">
            <text:p>err.abs.trn.sum Improvements</text:p>
          </table:table-cell>
          <table:table-cell table:style-name="ce8" office:value-type="string">
            <text:p>Script Name</text:p>
          </table:table-cell>
          <table:table-cell table:style-name="ce8" office:value-type="string">
            <text:p>glb_sel_mdl_id</text:p>
          </table:table-cell>
          <table:table-cell table:style-name="ce13" office:value-type="string">
            <text:p>VarImp</text:p>
          </table:table-cell>
          <table:table-cell table:style-name="ce8" office:value-type="string">
            <text:p>glb_fin_mdl_id</text:p>
          </table:table-cell>
          <table:table-cell table:style-name="ce8" office:value-type="string">
            <text:p>VarImp</text:p>
          </table:table-cell>
          <table:table-cell table:style-name="ce8"/>
          <table:table-cell table:style-name="ce13" office:value-type="string">
            <text:p>glb_category_var</text:p>
          </table:table-cell>
          <table:table-cell table:style-name="ce13" office:value-type="string">
            <text:p>err.abs.OOB.sum</text:p>
          </table:table-cell>
          <table:table-cell table:style-name="ce13" office:value-type="string">
            <text:p>err.abs.trn.sum</text:p>
          </table:table-cell>
          <table:table-cell table:style-name="ce13"/>
          <table:table-cell table:style-name="ce21" office:value-type="string">
            <text:p>Metric</text:p>
          </table:table-cell>
          <table:table-cell table:style-name="ce21" office:value-type="string">
            <text:p>Value</text:p>
          </table:table-cell>
          <table:table-cell table:style-name="ce21" office:value-type="string">
            <text:p>% Base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freq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cor.y</text:p>
          </table:table-cell>
          <table:table-cell table:style-name="ce1" office:value-type="string">
            <text:p>cor.y.abs</text:p>
          </table:table-cell>
          <table:table-cell table:style-name="ce1" office:value-type="string">
            <text:p>chisq.stat</text:p>
          </table:table-cell>
          <table:table-cell table:style-name="ce1" office:value-type="string">
            <text:p>chisq.pval</text:p>
          </table:table-cell>
          <table:table-cell table:style-name="ce1" office:value-type="string">
            <text:p>nzv.freqRatio</text:p>
          </table:table-cell>
          <table:table-cell table:style-name="ce1" office:value-type="string">
            <text:p>varImp:glb_sel_mdl</text:p>
          </table:table-cell>
          <table:table-cell table:style-name="ce1" office:value-type="string">
            <text:p>varImp:glb_fin_mdl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table:number-columns-repeated="966"/>
        </table:table-row>
        <table:table-row table:style-name="ro1">
          <table:table-cell table:style-name="ce1" table:number-columns-repeated="3"/>
          <table:table-cell table:style-name="ce8" table:number-columns-repeated="2"/>
          <table:table-cell table:style-name="ce13"/>
          <table:table-cell table:style-name="ce8" table:number-columns-repeated="3"/>
          <table:table-cell table:style-name="ce13" table:number-columns-repeated="4"/>
          <table:table-cell table:style-name="ce21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Faces_patch_clssfr_Pcos</text:p>
          </table:table-cell>
          <table:table-cell office:value-type="string">
            <text:p>All.X##rcv#glmnet</text:p>
          </table:table-cell>
          <table:table-cell/>
          <table:table-cell table:style-name="ce11" office:value-type="string">
            <text:p>Final.All.X##rcv#glmnet</text:p>
          </table:table-cell>
          <table:table-cell table:number-columns-repeated="2"/>
          <table:table-cell table:style-name="ce2" office:value-type="string">
            <text:p>(0.7,1]</text:p>
          </table:table-cell>
          <table:table-cell office:value-type="float" office:value="1089.01902">
            <text:p>1,089.02</text:p>
          </table:table-cell>
          <table:table-cell office:value-type="float" office:value="2184.4731">
            <text:p>2,184.47</text:p>
          </table:table-cell>
          <table:table-cell/>
          <table:table-cell office:value-type="string">
            <text:p>OOBobs confusion matrix [NY]</text:p>
          </table:table-cell>
          <table:table-cell office:value-type="float" office:value="5547">
            <text:p>5,547.0000</text:p>
          </table:table-cell>
          <table:table-cell table:style-name="ce19" table:formula="of:=[.O32]/[.O58]" office:value-type="percentage" office:value="0.120791777361613">
            <text:p>12.08%</text:p>
          </table:table-cell>
          <table:table-cell table:number-columns-repeated="2"/>
          <table:table-cell table:style-name="ce7"/>
          <table:table-cell table:number-columns-repeated="977"/>
        </table:table-row>
        <table:table-row table:style-name="ro2">
          <table:table-cell table:number-columns-repeated="3"/>
          <table:table-cell office:value-type="string">
            <text:p>Weighted 4 out (chk for each modification)</text:p>
          </table:table-cell>
          <table:table-cell office:value-type="string">
            <text:p>P.cosSml</text:p>
          </table:table-cell>
          <table:table-cell table:style-name="ce14" office:value-type="float" office:value="100">
            <text:p>100.00</text:p>
          </table:table-cell>
          <table:table-cell table:style-name="ce11" office:value-type="string">
            <text:p>P.cor</text:p>
          </table:table-cell>
          <table:table-cell table:style-name="ce14" office:value-type="float" office:value="100">
            <text:p>100.00</text:p>
          </table:table-cell>
          <table:table-cell/>
          <table:table-cell table:style-name="ce2" office:value-type="string">
            <text:p>(0.5,0.7]</text:p>
          </table:table-cell>
          <table:table-cell office:value-type="float" office:value="2428.80508">
            <text:p>2,428.81</text:p>
          </table:table-cell>
          <table:table-cell office:value-type="float" office:value="4864.3357">
            <text:p>4,864.34</text:p>
          </table:table-cell>
          <table:table-cell/>
          <table:table-cell office:value-type="string">
            <text:p>OOBobs confusion matrix [YN]</text:p>
          </table:table-cell>
          <table:table-cell office:value-type="float" office:value="1099">
            <text:p>1,099.0000</text:p>
          </table:table-cell>
          <table:table-cell table:style-name="ce19" table:formula="of:=[.O33]/[.O59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2">
          <table:table-cell table:number-columns-repeated="3"/>
          <table:table-cell office:value-type="string">
            <text:p>Restricted train input to edges &amp; center of searchSpace</text:p>
          </table:table-cell>
          <table:table-cell office:value-type="string">
            <text:p>P.cor</text:p>
          </table:table-cell>
          <table:table-cell table:style-name="ce14" office:value-type="float" office:value="72.584348">
            <text:p>72.58</text:p>
          </table:table-cell>
          <table:table-cell table:style-name="ce11" office:value-type="string">
            <text:p>P.cosSml</text:p>
          </table:table-cell>
          <table:table-cell table:style-name="ce14" office:value-type="float" office:value="88.796566">
            <text:p>88.80</text:p>
          </table:table-cell>
          <table:table-cell/>
          <table:table-cell table:style-name="ce2" office:value-type="string">
            <text:p>(0,0.5]</text:p>
          </table:table-cell>
          <table:table-cell office:value-type="float" office:value="1573.25059">
            <text:p>1,573.25</text:p>
          </table:table-cell>
          <table:table-cell office:value-type="float" office:value="3160.3072">
            <text:p>3,160.31</text:p>
          </table:table-cell>
          <table:table-cell/>
          <table:table-cell office:value-type="string">
            <text:p>OOBobs errors</text:p>
          </table:table-cell>
          <table:table-cell table:style-name="ce24" table:formula="of:=SUM([.O32:.O33])" office:value-type="float" office:value="6646">
            <text:p>6,646.0000</text:p>
          </table:table-cell>
          <table:table-cell table:style-name="ce19" table:formula="of:=[.O34]/[.O60]" office:value-type="percentage" office:value="0.144723661861417">
            <text:p>14.47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2">
          <table:table-cell table:number-columns-repeated="3"/>
          <table:table-cell table:style-name="Default" office:value-type="string">
            <text:p>Added P.cosSml &amp; cut.fctr features</text:p>
          </table:table-cell>
          <table:table-cell office:value-type="string">
            <text:p>P.cor.cut.fctr(0,0.5]</text:p>
          </table:table-cell>
          <table:table-cell table:style-name="ce14" office:value-type="float" office:value="22.716457">
            <text:p>22.72</text:p>
          </table:table-cell>
          <table:table-cell table:style-name="ce11" office:value-type="string">
            <text:p>P.cor.cut.fctr(0,0.5]</text:p>
          </table:table-cell>
          <table:table-cell table:style-name="ce14" office:value-type="float" office:value="26.490398">
            <text:p>26.49</text:p>
          </table:table-cell>
          <table:table-cell/>
          <table:table-cell table:style-name="ce2" office:value-type="string">
            <text:p>(-1,0]</text:p>
          </table:table-cell>
          <table:table-cell office:value-type="float" office:value="57.34759">
            <text:p>57.35</text:p>
          </table:table-cell>
          <table:table-cell office:value-type="float" office:value="107.6234">
            <text:p>107.62</text:p>
          </table:table-cell>
          <table:table-cell/>
          <table:table-cell office:value-type="string">
            <text:p>newobs confusion matrix [N]</text:p>
          </table:table-cell>
          <table:table-cell office:value-type="float" office:value="27717">
            <text:p>27,717.0000</text:p>
          </table:table-cell>
          <table:table-cell table:style-name="ce19" table:formula="of:=[.O35]/[.O61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2">
          <table:table-cell/>
          <table:table-cell table:style-name="ce4" table:formula="of:=[.K55]/[.B28]" office:value-type="percentage" office:value="1.44002002571277">
            <text:p>144.00%</text:p>
          </table:table-cell>
          <table:table-cell table:style-name="ce4" table:formula="of:=[.L55]/[.C28]" office:value-type="percentage" office:value="0.763316487562806">
            <text:p>76.33%</text:p>
          </table:table-cell>
          <table:table-cell office:value-type="string">
            <text:p>Added P.mnkSml.1.scld &amp; cut.fctr features</text:p>
          </table:table-cell>
          <table:table-cell office:value-type="string">
            <text:p>P.mnkSml.3.scld</text:p>
          </table:table-cell>
          <table:table-cell table:style-name="ce14" office:value-type="float" office:value="14.794115">
            <text:p>14.79</text:p>
          </table:table-cell>
          <table:table-cell table:style-name="Default" office:value-type="string">
            <text:p>P.cor.cut.fctr(0.5,0.7]</text:p>
          </table:table-cell>
          <table:table-cell table:style-name="ce7" office:value-type="float" office:value="15.443941">
            <text:p>15.44</text:p>
          </table:table-cell>
          <table:table-cell/>
          <table:table-cell table:style-name="ce2"/>
          <table:table-cell table:number-columns-repeated="3"/>
          <table:table-cell office:value-type="string">
            <text:p>newobs confusion matrix [Y]</text:p>
          </table:table-cell>
          <table:table-cell office:value-type="float" office:value="16858">
            <text:p>16,858.0000</text:p>
          </table:table-cell>
          <table:table-cell table:style-name="ce19" table:formula="of:=[.O36]/[.O62]" office:value-type="percentage" office:value="0.378194054963545">
            <text:p>37.82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/>
          <table:table-cell office:value-type="string">
            <text:p>P.cor.cut.fctr(0.5,0.7]</text:p>
          </table:table-cell>
          <table:table-cell table:style-name="ce14" office:value-type="float" office:value="14.545346">
            <text:p>14.55</text:p>
          </table:table-cell>
          <table:table-cell table:style-name="ce11" office:value-type="string">
            <text:p>P.cosSml.cut.fctr(0.98,1]</text:p>
          </table:table-cell>
          <table:table-cell table:style-name="ce14" office:value-type="float" office:value="10.732494">
            <text:p>10.73</text:p>
          </table:table-cell>
          <table:table-cell/>
          <table:table-cell table:style-name="ce2"/>
          <table:table-cell table:number-columns-repeated="3"/>
          <table:table-cell office:value-type="string">
            <text:p>newobs dups/hints errors</text:p>
          </table:table-cell>
          <table:table-cell/>
          <table:table-cell table:style-name="ce19" table:formula="of:=[.O37]/[.O63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/>
          <table:table-cell office:value-type="string">
            <text:p>P.mnkSml.1.scld.cut.fctr(0.87,2.9]</text:p>
          </table:table-cell>
          <table:table-cell table:style-name="ce14" office:value-type="float" office:value="10.871107">
            <text:p>10.87</text:p>
          </table:table-cell>
          <table:table-cell table:style-name="ce11" office:value-type="string">
            <text:p>P.mnkSml.3.scld</text:p>
          </table:table-cell>
          <table:table-cell table:style-name="ce14" office:value-type="float" office:value="10.455394">
            <text:p>10.46</text:p>
          </table:table-cell>
          <table:table-cell/>
          <table:table-cell table:style-name="ce2"/>
          <table:table-cell table:number-columns-repeated="3"/>
          <table:table-cell table:style-name="ce7" office:value-type="string">
            <text:p>max.AUCpROC.OOB:glb_sel_mdl</text:p>
          </table:table-cell>
          <table:table-cell office:value-type="float" office:value="0.6251128">
            <text:p>0.6251</text:p>
          </table:table-cell>
          <table:table-cell table:style-name="ce19" table:formula="of:=[.O38]/[.O64]" office:value-type="percentage" office:value="1.2502256">
            <text:p>125.02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/>
          <table:table-cell office:value-type="string">
            <text:p>P.cosSml.cut.fctr(0.98,1]</text:p>
          </table:table-cell>
          <table:table-cell table:style-name="ce14" office:value-type="float" office:value="9.903904">
            <text:p>9.90</text:p>
          </table:table-cell>
          <table:table-cell table:style-name="ce11" office:value-type="string">
            <text:p>P.mnkSml.1.scld.cut.fctr(0.87,2.9]</text:p>
          </table:table-cell>
          <table:table-cell table:style-name="ce14" office:value-type="float" office:value="3.806345">
            <text:p>3.81</text:p>
          </table:table-cell>
          <table:table-cell/>
          <table:table-cell table:style-name="ce2"/>
          <table:table-cell table:number-columns-repeated="3"/>
          <table:table-cell office:value-type="string">
            <text:p>max.AUCROCR.OOB:glb_sel_mdl</text:p>
          </table:table-cell>
          <table:table-cell office:value-type="float" office:value="0.7003196">
            <text:p>0.7003</text:p>
          </table:table-cell>
          <table:table-cell table:style-name="ce19" table:formula="of:=[.O39]/[.O65]" office:value-type="percentage" office:value="1.30463332129893">
            <text:p>130.46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opt.prob.threshold.OOB:glb_sel_mdl</text:p>
          </table:table-cell>
          <table:table-cell office:value-type="float" office:value="0.2">
            <text:p>0.2000</text:p>
          </table:table-cell>
          <table:table-cell table:style-name="ce19" table:formula="of:=[.O40]/[.O66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table:style-name="ce7" office:value-type="string">
            <text:p>opt.prob.threshold.fit:glb_sel_mdl</text:p>
          </table:table-cell>
          <table:table-cell office:value-type="float" office:value="0.2">
            <text:p>0.2000</text:p>
          </table:table-cell>
          <table:table-cell table:style-name="ce19" table:formula="of:=[.O41]/[.O67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table:style-name="ce7" office:value-type="string">
            <text:p>opt.prob.threshold.fit:glb_fin_mdl</text:p>
          </table:table-cell>
          <table:table-cell office:value-type="float" office:value="0.2">
            <text:p>0.2000</text:p>
          </table:table-cell>
          <table:table-cell table:style-name="ce19" table:formula="of:=[.O42]/[.O68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ccuracy.OOB:glb_sel_mdl</text:p>
          </table:table-cell>
          <table:table-cell office:value-type="float" office:value="0.6251128">
            <text:p>0.6251</text:p>
          </table:table-cell>
          <table:table-cell table:style-name="ce19" table:formula="of:=[.O43]/[.O69]" office:value-type="percentage" office:value="17.047557648527">
            <text:p>1704.76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ccuracy.fit:glb_sel_mdl</text:p>
          </table:table-cell>
          <table:table-cell office:value-type="float" office:value="0.8020528">
            <text:p>0.8021</text:p>
          </table:table-cell>
          <table:table-cell table:style-name="ce19" table:formula="of:=[.O44]/[.O70]" office:value-type="percentage" office:value="0.836466216284639">
            <text:p>83.65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ccuracy.fit:glb_fin_mdl</text:p>
          </table:table-cell>
          <table:table-cell office:value-type="float" office:value="0.8034593">
            <text:p>0.8035</text:p>
          </table:table-cell>
          <table:table-cell table:style-name="ce19" table:formula="of:=[.O45]/[.O71]" office:value-type="percentage" office:value="0.836876376254847">
            <text:p>83.69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5"/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office:value-type="string">
            <text:p>cluster_entropy</text:p>
          </table:table-cell>
          <table:table-cell table:style-name="ce20"/>
          <table:table-cell table:style-name="ce19" table:formula="of:=[.O47]/[.O73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4"/>
          <table:table-cell table:style-name="ce20"/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table:style-name="ce22" office:value-type="string">
            <text:p><text:span text:style-name="T1">fit.data.training.0</text:span><text:span text:style-name="T2">(Console)</text:span></text:p>
          </table:table-cell>
          <table:table-cell table:style-name="ce7" office:value-type="float" office:value="152.342">
            <text:p>152.34</text:p>
          </table:table-cell>
          <table:table-cell table:style-name="ce19" table:formula="of:=[.O49]/[.O75]" office:value-type="percentage" office:value="0.442858513300988">
            <text:p>44.29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table:style-name="ce7" office:value-type="string">
            <text:p>fit.data.training_0</text:p>
          </table:table-cell>
          <table:table-cell table:style-name="ce7" office:value-type="float" office:value="152.342">
            <text:p>152.34</text:p>
          </table:table-cell>
          <table:table-cell table:style-name="ce19" table:formula="of:=[.O50]/[.O76]" office:value-type="percentage" office:value="0.54447526054697">
            <text:p>54.45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7"/>
          <table:table-cell table:style-name="ce26"/>
          <table:table-cell table:style-name="ce20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1"/>
          <table:table-cell office:value-type="string">
            <text:p>Weighted 4 out</text:p>
          </table:table-cell>
          <table:table-cell/>
          <table:table-cell office:value-type="string">
            <text:p>Leaderboard (Public)</text:p>
          </table:table-cell>
          <table:table-cell office:value-type="float" office:value="3.94149">
            <text:p>3.9415</text:p>
          </table:table-cell>
          <table:table-cell table:style-name="ce19" table:formula="of:=[.O52]/[.O78]" office:value-type="percentage" office:value="0.999241978663854">
            <text:p>99.92%</text:p>
          </table:table-cell>
          <table:table-cell/>
          <table:table-cell table:style-name="ce27"/>
          <table:table-cell table:style-name="ce20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Best Leaderboard (Public) Score</text:p>
          </table:table-cell>
          <table:table-cell table:style-name="ce25" office:value-type="float" office:value="3.93942">
            <text:p>3.9394</text:p>
          </table:table-cell>
          <table:table-cell table:style-name="ce19" table:formula="of:=[.O53]/[.O79]" office:value-type="percentage" office:value="1">
            <text:p>100.00%</text:p>
          </table:table-cell>
          <table:table-cell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6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28]/[.B$28]" office:value-type="percentage" office:value="1">
            <text:p>100.00%</text:p>
          </table:table-cell>
          <table:table-cell table:style-name="ce4" table:formula="of:=[.C$28]/[.C$28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7"/>
          <table:table-cell table:style-name="ce15"/>
          <table:table-cell table:number-columns-repeated="3"/>
          <table:table-cell table:style-name="ce17" office:value-type="string">
            <text:p>Total</text:p>
          </table:table-cell>
          <table:table-cell table:style-name="ce18" table:formula="of:=SUM([.K32:.K54])" office:value-type="float" office:value="5148.42228">
            <text:p>5,148.42</text:p>
          </table:table-cell>
          <table:table-cell table:style-name="ce18" table:formula="of:=SUM([.L32:.L54])" office:value-type="float" office:value="10316.7394">
            <text:p>10,316.74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7" table:number-columns-repeated="2"/>
          <table:table-cell table:number-columns-repeated="4"/>
          <table:table-cell table:style-name="ce19" table:formula="of:=[.K55]/[.K81]" office:value-type="percentage" office:value="1.57266684593028">
            <text:p>157.27%</text:p>
          </table:table-cell>
          <table:table-cell table:style-name="ce19" table:formula="of:=[.L55]/[.L81]" office:value-type="percentage" office:value="0.768422560169185">
            <text:p>76.84%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8" table:number-columns-repeated="2"/>
          <table:table-cell table:style-name="ce13"/>
          <table:table-cell table:style-name="ce8" table:number-columns-repeated="3"/>
          <table:table-cell table:style-name="ce13" table:number-columns-repeated="4"/>
          <table:table-cell table:style-name="ce21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Faces_patch_clssfr_Pmnk</text:p>
          </table:table-cell>
          <table:table-cell office:value-type="string">
            <text:p>All.X##rcv#glmnet</text:p>
          </table:table-cell>
          <table:table-cell/>
          <table:table-cell table:style-name="ce11" office:value-type="string">
            <text:p>Final.All.X##rcv#glmnet</text:p>
          </table:table-cell>
          <table:table-cell table:number-columns-repeated="2"/>
          <table:table-cell table:style-name="ce2" office:value-type="string">
            <text:p>(0.7,1]</text:p>
          </table:table-cell>
          <table:table-cell office:value-type="float" office:value="538.46696">
            <text:p>538.47</text:p>
          </table:table-cell>
          <table:table-cell office:value-type="float" office:value="3567.4481">
            <text:p>3,567.45</text:p>
          </table:table-cell>
          <table:table-cell/>
          <table:table-cell office:value-type="string">
            <text:p>OOBobs confusion matrix [NY]</text:p>
          </table:table-cell>
          <table:table-cell office:value-type="float" office:value="45922">
            <text:p>45,922.0000</text:p>
          </table:table-cell>
          <table:table-cell table:style-name="ce19" table:formula="of:=[.O58]/[.O84]" office:value-type="percentage" office:value="1">
            <text:p>100.00%</text:p>
          </table:table-cell>
          <table:table-cell table:number-columns-repeated="2"/>
          <table:table-cell table:style-name="ce7"/>
          <table:table-cell table:number-columns-repeated="977"/>
        </table:table-row>
        <table:table-row table:style-name="ro1">
          <table:table-cell/>
          <table:table-cell table:style-name="ce4" table:formula="of:=[.K81]/[.B28]" office:value-type="percentage" office:value="0.915654850510281">
            <text:p>91.57%</text:p>
          </table:table-cell>
          <table:table-cell table:style-name="ce4" table:formula="of:=[.L81]/[.C28]" office:value-type="percentage" office:value="0.993355124028042">
            <text:p>99.34%</text:p>
          </table:table-cell>
          <table:table-cell office:value-type="string">
            <text:p>Added P.mnkSml.1.scld &amp; cut.fctr features</text:p>
          </table:table-cell>
          <table:table-cell office:value-type="string">
            <text:p>P.cor</text:p>
          </table:table-cell>
          <table:table-cell table:style-name="ce14" office:value-type="float" office:value="100">
            <text:p>100.00</text:p>
          </table:table-cell>
          <table:table-cell table:style-name="ce11" office:value-type="string">
            <text:p>P.cor</text:p>
          </table:table-cell>
          <table:table-cell table:style-name="ce14" office:value-type="float" office:value="100">
            <text:p>100.00</text:p>
          </table:table-cell>
          <table:table-cell/>
          <table:table-cell table:style-name="ce2" office:value-type="string">
            <text:p>(0.5,0.7]</text:p>
          </table:table-cell>
          <table:table-cell office:value-type="float" office:value="1251.54557">
            <text:p>1,251.55</text:p>
          </table:table-cell>
          <table:table-cell office:value-type="float" office:value="6164.2578">
            <text:p>6,164.26</text:p>
          </table:table-cell>
          <table:table-cell/>
          <table:table-cell office:value-type="string">
            <text:p>OOBobs confusion matrix [YN]</text:p>
          </table:table-cell>
          <table:table-cell office:value-type="float" office:value="0">
            <text:p>0.0000</text:p>
          </table:table-cell>
          <table:table-cell table:style-name="ce19" table:formula="of:=[.O59]/[.O85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 table:number-columns-repeated="4"/>
          <table:table-cell office:value-type="string">
            <text:p>P.cor.cut.fctr(0,0.5]</text:p>
          </table:table-cell>
          <table:table-cell table:style-name="ce14" office:value-type="float" office:value="31.75136">
            <text:p>31.75</text:p>
          </table:table-cell>
          <table:table-cell table:style-name="ce11" office:value-type="string">
            <text:p>P.cor.cut.fctr(0.7,1]</text:p>
          </table:table-cell>
          <table:table-cell table:style-name="ce14" office:value-type="float" office:value="24.51697">
            <text:p>24.52</text:p>
          </table:table-cell>
          <table:table-cell/>
          <table:table-cell table:style-name="ce2" office:value-type="string">
            <text:p>(0,0.5]</text:p>
          </table:table-cell>
          <table:table-cell office:value-type="float" office:value="1425.96493">
            <text:p>1,425.96</text:p>
          </table:table-cell>
          <table:table-cell office:value-type="float" office:value="3571.7026">
            <text:p>3,571.70</text:p>
          </table:table-cell>
          <table:table-cell/>
          <table:table-cell office:value-type="string">
            <text:p>OOBobs errors</text:p>
          </table:table-cell>
          <table:table-cell table:style-name="ce24" table:formula="of:=SUM([.O58:.O59])" office:value-type="float" office:value="45922">
            <text:p>45,922.0000</text:p>
          </table:table-cell>
          <table:table-cell table:style-name="ce19" table:formula="of:=[.O60]/[.O86]" office:value-type="percentage" office:value="1">
            <text:p>100.00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/>
          <table:table-cell office:value-type="string">
            <text:p>P.cor.cut.fctr(0.7,1]</text:p>
          </table:table-cell>
          <table:table-cell table:style-name="ce14" office:value-type="float" office:value="23.85823">
            <text:p>23.86</text:p>
          </table:table-cell>
          <table:table-cell table:style-name="ce11" office:value-type="string">
            <text:p>P.cor.cut.fctr(0,0.5]</text:p>
          </table:table-cell>
          <table:table-cell table:style-name="ce14" office:value-type="float" office:value="23.36494">
            <text:p>23.36</text:p>
          </table:table-cell>
          <table:table-cell/>
          <table:table-cell table:style-name="ce2" office:value-type="string">
            <text:p>(-1,0]</text:p>
          </table:table-cell>
          <table:table-cell office:value-type="float" office:value="57.71162">
            <text:p>57.71</text:p>
          </table:table-cell>
          <table:table-cell office:value-type="float" office:value="122.4589">
            <text:p>122.46</text:p>
          </table:table-cell>
          <table:table-cell/>
          <table:table-cell office:value-type="string">
            <text:p>newobs confusion matrix [N]</text:p>
          </table:table-cell>
          <table:table-cell office:value-type="float" office:value="0">
            <text:p>0.0000</text:p>
          </table:table-cell>
          <table:table-cell table:style-name="ce19" table:formula="of:=[.O61]/[.O87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Default" table:number-columns-repeated="2"/>
          <table:table-cell/>
          <table:table-cell table:style-name="ce2"/>
          <table:table-cell table:number-columns-repeated="3"/>
          <table:table-cell office:value-type="string">
            <text:p>newobs confusion matrix [Y]</text:p>
          </table:table-cell>
          <table:table-cell office:value-type="float" office:value="44575">
            <text:p>44,575.0000</text:p>
          </table:table-cell>
          <table:table-cell table:style-name="ce19" table:formula="of:=[.O62]/[.O88]" office:value-type="percentage" office:value="1">
            <text:p>100.00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newobs dups/hints errors</text:p>
          </table:table-cell>
          <table:table-cell/>
          <table:table-cell table:style-name="ce19" table:formula="of:=[.O63]/[.O89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table:style-name="ce7" office:value-type="string">
            <text:p>max.AUCpROC.OOB:glb_sel_mdl</text:p>
          </table:table-cell>
          <table:table-cell office:value-type="float" office:value="0.5">
            <text:p>0.5000</text:p>
          </table:table-cell>
          <table:table-cell table:style-name="ce19" table:formula="of:=[.O64]/[.O90]" office:value-type="percentage" office:value="1">
            <text:p>100.00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UCROCR.OOB:glb_sel_mdl</text:p>
          </table:table-cell>
          <table:table-cell office:value-type="float" office:value="0.5367942">
            <text:p>0.5368</text:p>
          </table:table-cell>
          <table:table-cell table:style-name="ce19" table:formula="of:=[.O65]/[.O91]" office:value-type="percentage" office:value="1">
            <text:p>100.00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opt.prob.threshold.OOB:glb_sel_mdl</text:p>
          </table:table-cell>
          <table:table-cell office:value-type="float" office:value="0">
            <text:p>0.0000</text:p>
          </table:table-cell>
          <table:table-cell table:style-name="ce19" table:formula="of:=[.O66]/[.O92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table:style-name="ce7" office:value-type="string">
            <text:p>opt.prob.threshold.fit:glb_sel_mdl</text:p>
          </table:table-cell>
          <table:table-cell office:value-type="float" office:value="0">
            <text:p>0.0000</text:p>
          </table:table-cell>
          <table:table-cell table:style-name="ce19" table:formula="of:=[.O67]/[.O93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table:style-name="ce7" office:value-type="string">
            <text:p>opt.prob.threshold.fit:glb_fin_mdl</text:p>
          </table:table-cell>
          <table:table-cell office:value-type="float" office:value="0">
            <text:p>0.0000</text:p>
          </table:table-cell>
          <table:table-cell table:style-name="ce19" table:formula="of:=[.O68]/[.O94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ccuracy.OOB:glb_sel_mdl</text:p>
          </table:table-cell>
          <table:table-cell office:value-type="float" office:value="0.03666876">
            <text:p>0.0367</text:p>
          </table:table-cell>
          <table:table-cell table:style-name="ce19" table:formula="of:=[.O69]/[.O95]" office:value-type="percentage" office:value="1">
            <text:p>100.00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ccuracy.fit:glb_sel_mdl</text:p>
          </table:table-cell>
          <table:table-cell office:value-type="float" office:value="0.95885857">
            <text:p>0.9589</text:p>
          </table:table-cell>
          <table:table-cell table:style-name="ce19" table:formula="of:=[.O70]/[.O96]" office:value-type="percentage" office:value="1">
            <text:p>100.00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ccuracy.fit:glb_fin_mdl</text:p>
          </table:table-cell>
          <table:table-cell office:value-type="float" office:value="0.96006928">
            <text:p>0.9601</text:p>
          </table:table-cell>
          <table:table-cell table:style-name="ce19" table:formula="of:=[.O71]/[.O97]" office:value-type="percentage" office:value="1">
            <text:p>100.00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5"/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office:value-type="string">
            <text:p>cluster_entropy</text:p>
          </table:table-cell>
          <table:table-cell table:style-name="ce20"/>
          <table:table-cell table:style-name="ce19" table:formula="of:=[.O73]/[.O99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4"/>
          <table:table-cell table:style-name="ce20"/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table:style-name="ce22" office:value-type="string">
            <text:p><text:span text:style-name="T1">fit.models.0</text:span><text:span text:style-name="T2">(Console)</text:span></text:p>
          </table:table-cell>
          <table:table-cell table:style-name="ce7" office:value-type="float" office:value="343.997">
            <text:p>344</text:p>
          </table:table-cell>
          <table:table-cell table:style-name="ce19" table:formula="of:=[.O75]/[.O101]" office:value-type="percentage" office:value="1.20010535900558">
            <text:p>120.01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table:style-name="ce7" office:value-type="string">
            <text:p>fit.models_0_Interact.High.cor.Y</text:p>
          </table:table-cell>
          <table:table-cell table:style-name="ce7" office:value-type="float" office:value="279.796">
            <text:p>279.8</text:p>
          </table:table-cell>
          <table:table-cell table:style-name="ce19" table:formula="of:=[.O76]/[.O102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7"/>
          <table:table-cell table:style-name="ce26"/>
          <table:table-cell table:style-name="ce20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ublic)</text:p>
          </table:table-cell>
          <table:table-cell office:value-type="float" office:value="3.94448">
            <text:p>3.9445</text:p>
          </table:table-cell>
          <table:table-cell table:style-name="ce19" table:formula="of:=[.O78]/[.O104]" office:value-type="percentage" office:value="1.00128445304131">
            <text:p>100.13%</text:p>
          </table:table-cell>
          <table:table-cell/>
          <table:table-cell table:style-name="ce26"/>
          <table:table-cell table:style-name="ce20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Best Leaderboard (Public) Score</text:p>
          </table:table-cell>
          <table:table-cell table:style-name="ce25" office:value-type="float" office:value="3.93942">
            <text:p>3.9394</text:p>
          </table:table-cell>
          <table:table-cell table:style-name="ce19" table:formula="of:=[.O79]/[.O105]" office:value-type="percentage" office:value="0.0463461176470588">
            <text:p>4.63%</text:p>
          </table:table-cell>
          <table:table-cell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6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28]/[.B$28]" office:value-type="percentage" office:value="1">
            <text:p>100.00%</text:p>
          </table:table-cell>
          <table:table-cell table:style-name="ce4" table:formula="of:=[.C$28]/[.C$28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7"/>
          <table:table-cell table:style-name="ce15"/>
          <table:table-cell table:number-columns-repeated="3"/>
          <table:table-cell table:style-name="ce17" office:value-type="string">
            <text:p>Total</text:p>
          </table:table-cell>
          <table:table-cell table:style-name="ce18" table:formula="of:=SUM([.K58:.K80])" office:value-type="float" office:value="3273.68908">
            <text:p>3,273.69</text:p>
          </table:table-cell>
          <table:table-cell table:style-name="ce18" table:formula="of:=SUM([.L58:.L80])" office:value-type="float" office:value="13425.8674">
            <text:p>13,425.87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7" table:number-columns-repeated="2"/>
          <table:table-cell table:number-columns-repeated="4"/>
          <table:table-cell table:style-name="ce19" table:formula="of:=[.K81]/[.K107]" office:value-type="percentage" office:value="1">
            <text:p>100.00%</text:p>
          </table:table-cell>
          <table:table-cell table:style-name="ce19" table:formula="of:=[.L81]/[.L107]" office:value-type="percentage" office:value="1">
            <text:p>100.00%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8" table:number-columns-repeated="2"/>
          <table:table-cell table:style-name="ce13"/>
          <table:table-cell table:style-name="ce8" table:number-columns-repeated="3"/>
          <table:table-cell table:style-name="ce13" table:number-columns-repeated="4"/>
          <table:table-cell table:style-name="ce21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Faces_patch_clssfr_cor</text:p>
          </table:table-cell>
          <table:table-cell office:value-type="string">
            <text:p>All.X##rcv#glmnet</text:p>
          </table:table-cell>
          <table:table-cell/>
          <table:table-cell table:style-name="ce11" office:value-type="string">
            <text:p>Final.All.X##rcv#glmnet</text:p>
          </table:table-cell>
          <table:table-cell table:number-columns-repeated="2"/>
          <table:table-cell table:style-name="ce2" office:value-type="string">
            <text:p>(0.7,1]</text:p>
          </table:table-cell>
          <table:table-cell office:value-type="float" office:value="538.46696">
            <text:p>538.47</text:p>
          </table:table-cell>
          <table:table-cell office:value-type="float" office:value="3567.4481">
            <text:p>3,567.45</text:p>
          </table:table-cell>
          <table:table-cell/>
          <table:table-cell office:value-type="string">
            <text:p>OOBobs confusion matrix [NY]</text:p>
          </table:table-cell>
          <table:table-cell office:value-type="float" office:value="45922">
            <text:p>45,922.0000</text:p>
          </table:table-cell>
          <table:table-cell table:style-name="ce19" table:formula="of:=[.O84]/[.O110]" office:value-type="percentage" office:value="0.99769705396715">
            <text:p>99.77%</text:p>
          </table:table-cell>
          <table:table-cell table:number-columns-repeated="2"/>
          <table:table-cell table:style-name="ce7"/>
          <table:table-cell table:number-columns-repeated="977"/>
        </table:table-row>
        <table:table-row table:style-name="ro1">
          <table:table-cell table:number-columns-repeated="3"/>
          <table:table-cell office:value-type="string">
            <text:p>Added P.cor.cut.fctr feature</text:p>
          </table:table-cell>
          <table:table-cell office:value-type="string">
            <text:p>P.cor</text:p>
          </table:table-cell>
          <table:table-cell table:style-name="ce14" office:value-type="float" office:value="100">
            <text:p>100.00</text:p>
          </table:table-cell>
          <table:table-cell table:style-name="ce11" office:value-type="string">
            <text:p>P.cor</text:p>
          </table:table-cell>
          <table:table-cell table:style-name="ce14" office:value-type="float" office:value="100">
            <text:p>100.00</text:p>
          </table:table-cell>
          <table:table-cell/>
          <table:table-cell table:style-name="ce2" office:value-type="string">
            <text:p>(0.5,0.7]</text:p>
          </table:table-cell>
          <table:table-cell office:value-type="float" office:value="1251.54557">
            <text:p>1,251.55</text:p>
          </table:table-cell>
          <table:table-cell office:value-type="float" office:value="6164.2578">
            <text:p>6,164.26</text:p>
          </table:table-cell>
          <table:table-cell/>
          <table:table-cell office:value-type="string">
            <text:p>OOBobs confusion matrix [YN]</text:p>
          </table:table-cell>
          <table:table-cell office:value-type="float" office:value="0">
            <text:p>0.0000</text:p>
          </table:table-cell>
          <table:table-cell table:style-name="ce19" table:formula="of:=[.O85]/[.O111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formula="of:=[.K107]/[.B28]" office:value-type="percentage" office:value="0.915654850510281">
            <text:p>91.57%</text:p>
          </table:table-cell>
          <table:table-cell table:style-name="ce4" table:formula="of:=[.L107]/[.C28]" office:value-type="percentage" office:value="0.993355124028042">
            <text:p>99.34%</text:p>
          </table:table-cell>
          <table:table-cell office:value-type="string">
            <text:p>Added P.cor feature</text:p>
          </table:table-cell>
          <table:table-cell office:value-type="string">
            <text:p>P.cor.cut.fctr(0,0.5]</text:p>
          </table:table-cell>
          <table:table-cell table:style-name="ce14" office:value-type="float" office:value="31.75136">
            <text:p>31.75</text:p>
          </table:table-cell>
          <table:table-cell table:style-name="ce11" office:value-type="string">
            <text:p>P.cor.cut.fctr(0.7,1]</text:p>
          </table:table-cell>
          <table:table-cell table:style-name="ce14" office:value-type="float" office:value="24.51697">
            <text:p>24.52</text:p>
          </table:table-cell>
          <table:table-cell/>
          <table:table-cell table:style-name="ce2" office:value-type="string">
            <text:p>(0,0.5]</text:p>
          </table:table-cell>
          <table:table-cell office:value-type="float" office:value="1425.96493">
            <text:p>1,425.96</text:p>
          </table:table-cell>
          <table:table-cell office:value-type="float" office:value="3571.7026">
            <text:p>3,571.70</text:p>
          </table:table-cell>
          <table:table-cell/>
          <table:table-cell office:value-type="string">
            <text:p>OOBobs errors</text:p>
          </table:table-cell>
          <table:table-cell table:style-name="ce24" table:formula="of:=SUM([.O84:.O85])" office:value-type="float" office:value="45922">
            <text:p>45,922.0000</text:p>
          </table:table-cell>
          <table:table-cell table:style-name="ce19" table:formula="of:=[.O86]/[.O112]" office:value-type="percentage" office:value="0.99769705396715">
            <text:p>99.77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/>
          <table:table-cell office:value-type="string">
            <text:p>P.cor.cut.fctr(0.7,1]</text:p>
          </table:table-cell>
          <table:table-cell table:style-name="ce14" office:value-type="float" office:value="23.85823">
            <text:p>23.86</text:p>
          </table:table-cell>
          <table:table-cell table:style-name="ce11" office:value-type="string">
            <text:p>P.cor.cut.fctr(0,0.5]</text:p>
          </table:table-cell>
          <table:table-cell table:style-name="ce14" office:value-type="float" office:value="23.36494">
            <text:p>23.36</text:p>
          </table:table-cell>
          <table:table-cell/>
          <table:table-cell table:style-name="ce2" office:value-type="string">
            <text:p>(-1,0]</text:p>
          </table:table-cell>
          <table:table-cell office:value-type="float" office:value="57.71162">
            <text:p>57.71</text:p>
          </table:table-cell>
          <table:table-cell office:value-type="float" office:value="122.4589">
            <text:p>122.46</text:p>
          </table:table-cell>
          <table:table-cell/>
          <table:table-cell office:value-type="string">
            <text:p>newobs confusion matrix [N]</text:p>
          </table:table-cell>
          <table:table-cell office:value-type="float" office:value="0">
            <text:p>0.0000</text:p>
          </table:table-cell>
          <table:table-cell table:style-name="ce19" table:formula="of:=[.O87]/[.O113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Default" table:number-columns-repeated="2"/>
          <table:table-cell/>
          <table:table-cell table:style-name="ce2"/>
          <table:table-cell table:number-columns-repeated="3"/>
          <table:table-cell office:value-type="string">
            <text:p>newobs confusion matrix [Y]</text:p>
          </table:table-cell>
          <table:table-cell office:value-type="float" office:value="44575">
            <text:p>44,575.0000</text:p>
          </table:table-cell>
          <table:table-cell table:style-name="ce19" table:formula="of:=[.O88]/[.O114]" office:value-type="percentage" office:value="1">
            <text:p>100.00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newobs dups/hints errors</text:p>
          </table:table-cell>
          <table:table-cell/>
          <table:table-cell table:style-name="ce19" table:formula="of:=[.O89]/[.O115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table:style-name="ce7" office:value-type="string">
            <text:p>max.AUCpROC.OOB:glb_sel_mdl</text:p>
          </table:table-cell>
          <table:table-cell office:value-type="float" office:value="0.5">
            <text:p>0.5000</text:p>
          </table:table-cell>
          <table:table-cell table:style-name="ce19" table:formula="of:=[.O90]/[.O116]" office:value-type="percentage" office:value="1">
            <text:p>100.00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UCROCR.OOB:glb_sel_mdl</text:p>
          </table:table-cell>
          <table:table-cell office:value-type="float" office:value="0.5367942">
            <text:p>0.5368</text:p>
          </table:table-cell>
          <table:table-cell table:style-name="ce19" table:formula="of:=[.O91]/[.O117]" office:value-type="percentage" office:value="1.08768060748672">
            <text:p>108.77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opt.prob.threshold.OOB:glb_sel_mdl</text:p>
          </table:table-cell>
          <table:table-cell office:value-type="float" office:value="0">
            <text:p>0.0000</text:p>
          </table:table-cell>
          <table:table-cell table:style-name="ce19" table:formula="of:=[.O92]/[.O118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table:style-name="ce7" office:value-type="string">
            <text:p>opt.prob.threshold.fit:glb_sel_mdl</text:p>
          </table:table-cell>
          <table:table-cell office:value-type="float" office:value="0">
            <text:p>0.0000</text:p>
          </table:table-cell>
          <table:table-cell table:style-name="ce19" table:formula="of:=[.O93]/[.O119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table:style-name="ce7" office:value-type="string">
            <text:p>opt.prob.threshold.fit:glb_fin_mdl</text:p>
          </table:table-cell>
          <table:table-cell office:value-type="float" office:value="0">
            <text:p>0.0000</text:p>
          </table:table-cell>
          <table:table-cell table:style-name="ce19" table:formula="of:=[.O94]/[.O120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ccuracy.OOB:glb_sel_mdl</text:p>
          </table:table-cell>
          <table:table-cell office:value-type="float" office:value="0.03666876">
            <text:p>0.0367</text:p>
          </table:table-cell>
          <table:table-cell table:style-name="ce19" table:formula="of:=[.O95]/[.O121]" office:value-type="percentage" office:value="0.999469584515139">
            <text:p>99.95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ccuracy.fit:glb_sel_mdl</text:p>
          </table:table-cell>
          <table:table-cell office:value-type="float" office:value="0.95885857">
            <text:p>0.9589</text:p>
          </table:table-cell>
          <table:table-cell table:style-name="ce19" table:formula="of:=[.O96]/[.O122]" office:value-type="percentage" office:value="1.00001323466082">
            <text:p>100.00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ccuracy.fit:glb_fin_mdl</text:p>
          </table:table-cell>
          <table:table-cell office:value-type="float" office:value="0.96006928">
            <text:p>0.9601</text:p>
          </table:table-cell>
          <table:table-cell table:style-name="ce19" table:formula="of:=[.O97]/[.O123]" office:value-type="percentage" office:value="1.00001305131181">
            <text:p>100.00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5"/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office:value-type="string">
            <text:p>cluster_entropy</text:p>
          </table:table-cell>
          <table:table-cell table:style-name="ce20"/>
          <table:table-cell table:style-name="ce19" table:formula="of:=[.O99]/[.O125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4"/>
          <table:table-cell table:style-name="ce20"/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table:style-name="ce22" office:value-type="string">
            <text:p><text:span text:style-name="T1">fit.data.training.0</text:span><text:span text:style-name="T2">(Console)</text:span></text:p>
          </table:table-cell>
          <table:table-cell table:style-name="ce7" office:value-type="float" office:value="286.639">
            <text:p>286.64</text:p>
          </table:table-cell>
          <table:table-cell table:style-name="ce19" table:formula="of:=[.O101]/[.O127]" office:value-type="percentage" office:value="0.86569116003745">
            <text:p>86.57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table:style-name="ce7" office:value-type="string">
            <text:p>fit.models_1_All.X</text:p>
          </table:table-cell>
          <table:table-cell table:style-name="ce7" office:value-type="string">
            <text:p>???</text:p>
          </table:table-cell>
          <table:table-cell table:style-name="ce19" table:formula="of:=[.O102]/[.O128]" office:value-type="percentage" office:value="0">
            <text:p>0.00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7"/>
          <table:table-cell table:style-name="ce26"/>
          <table:table-cell table:style-name="ce20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 office:value-type="float" office:value="3.93942">
            <text:p>3.9394</text:p>
          </table:table-cell>
          <table:table-cell table:style-name="ce19" table:formula="of:=[.O104]/[.O130]" office:value-type="percentage" office:value="0.993443317479611">
            <text:p>99.34%</text:p>
          </table:table-cell>
          <table:table-cell/>
          <table:table-cell table:style-name="ce26"/>
          <table:table-cell table:style-name="ce20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7" office:value-type="float" office:value="85">
            <text:p>85</text:p>
          </table:table-cell>
          <table:table-cell table:style-name="ce19" table:formula="of:=[.O105]/[.O131]" office:value-type="percentage" office:value="0.772727272727273">
            <text:p>77.27%</text:p>
          </table:table-cell>
          <table:table-cell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6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28]/[.B$28]" office:value-type="percentage" office:value="1">
            <text:p>100.00%</text:p>
          </table:table-cell>
          <table:table-cell table:style-name="ce4" table:formula="of:=[.C$28]/[.C$28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7"/>
          <table:table-cell table:style-name="ce15"/>
          <table:table-cell table:number-columns-repeated="3"/>
          <table:table-cell table:style-name="ce17" office:value-type="string">
            <text:p>Total</text:p>
          </table:table-cell>
          <table:table-cell table:style-name="ce18" table:formula="of:=SUM([.K84:.K106])" office:value-type="float" office:value="3273.68908">
            <text:p>3,273.69</text:p>
          </table:table-cell>
          <table:table-cell table:style-name="ce18" table:formula="of:=SUM([.L84:.L106])" office:value-type="float" office:value="13425.8674">
            <text:p>13,425.87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7" table:number-columns-repeated="2"/>
          <table:table-cell table:number-columns-repeated="4"/>
          <table:table-cell table:style-name="ce19" table:formula="of:=[.K107]/[.K133]" office:value-type="percentage" office:value="0.915654850510281">
            <text:p>91.57%</text:p>
          </table:table-cell>
          <table:table-cell table:style-name="ce19" table:formula="of:=[.L107]/[.L133]" office:value-type="percentage" office:value="0.993355124028042">
            <text:p>99.34%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8" table:number-columns-repeated="2"/>
          <table:table-cell table:style-name="ce13"/>
          <table:table-cell table:style-name="ce8" table:number-columns-repeated="3"/>
          <table:table-cell table:style-name="ce13" table:number-columns-repeated="4"/>
          <table:table-cell table:style-name="ce21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Faces_patch_clssfr</text:p>
          </table:table-cell>
          <table:table-cell office:value-type="string">
            <text:p>All.X##rcv#glmnet</text:p>
          </table:table-cell>
          <table:table-cell/>
          <table:table-cell table:style-name="ce11" office:value-type="string">
            <text:p>Final.All.X##rcv#glmnet</text:p>
          </table:table-cell>
          <table:table-cell table:number-columns-repeated="2"/>
          <table:table-cell table:style-name="ce2" office:value-type="string">
            <text:p>(0.5,0.7]</text:p>
          </table:table-cell>
          <table:table-cell office:value-type="float" office:value="1216.96547">
            <text:p>1,216.97</text:p>
          </table:table-cell>
          <table:table-cell office:value-type="float" office:value="5926.5755">
            <text:p>5,926.58</text:p>
          </table:table-cell>
          <table:table-cell/>
          <table:table-cell office:value-type="string">
            <text:p>OOBobs confusion matrix [NY]</text:p>
          </table:table-cell>
          <table:table-cell office:value-type="float" office:value="46028">
            <text:p>46,028.0000</text:p>
          </table:table-cell>
          <table:table-cell table:style-name="ce19" office:value-type="string">
            <text:p>N/A</text:p>
          </table:table-cell>
          <table:table-cell table:number-columns-repeated="2"/>
          <table:table-cell table:style-name="ce7"/>
          <table:table-cell table:number-columns-repeated="977"/>
        </table:table-row>
        <table:table-row table:style-name="ro1">
          <table:table-cell/>
          <table:table-cell table:style-name="ce4" table:formula="of:=[.K133]/[.B28]" office:value-type="percentage" office:value="1">
            <text:p>100.00%</text:p>
          </table:table-cell>
          <table:table-cell table:style-name="ce4" table:formula="of:=[.L133]/[.C28]" office:value-type="percentage" office:value="1">
            <text:p>100.00%</text:p>
          </table:table-cell>
          <table:table-cell office:value-type="string">
            <text:p>Baseline</text:p>
          </table:table-cell>
          <table:table-cell office:value-type="string">
            <text:p>.rnorm</text:p>
          </table:table-cell>
          <table:table-cell table:style-name="ce14" office:value-type="float" office:value="100">
            <text:p>100.00</text:p>
          </table:table-cell>
          <table:table-cell table:style-name="ce11" office:value-type="string">
            <text:p>.rnorm</text:p>
          </table:table-cell>
          <table:table-cell table:style-name="ce14" office:value-type="float" office:value="100">
            <text:p>100.00</text:p>
          </table:table-cell>
          <table:table-cell/>
          <table:table-cell table:style-name="ce2" office:value-type="string">
            <text:p>(0.7,1]</text:p>
          </table:table-cell>
          <table:table-cell office:value-type="float" office:value="395.25569">
            <text:p>395.26</text:p>
          </table:table-cell>
          <table:table-cell office:value-type="float" office:value="2945.5025">
            <text:p>2,945.50</text:p>
          </table:table-cell>
          <table:table-cell/>
          <table:table-cell office:value-type="string">
            <text:p>OOBobs confusion matrix [YN]</text:p>
          </table:table-cell>
          <table:table-cell office:value-type="float" office:value="0">
            <text:p>0.0000</text:p>
          </table:table-cell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 office:value-type="string">
            <text:p>(0,0.5]</text:p>
          </table:table-cell>
          <table:table-cell office:value-type="float" office:value="1868.78204">
            <text:p>1,868.78</text:p>
          </table:table-cell>
          <table:table-cell office:value-type="float" office:value="4458.5228">
            <text:p>4,458.52</text:p>
          </table:table-cell>
          <table:table-cell/>
          <table:table-cell office:value-type="string">
            <text:p>OOBobs errors</text:p>
          </table:table-cell>
          <table:table-cell table:style-name="ce24" table:formula="of:=SUM([.O110:.O111])" office:value-type="float" office:value="46028">
            <text:p>46,028.0000</text:p>
          </table:table-cell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 office:value-type="string">
            <text:p>(-1,0]</text:p>
          </table:table-cell>
          <table:table-cell office:value-type="float" office:value="94.24033">
            <text:p>94.24</text:p>
          </table:table-cell>
          <table:table-cell office:value-type="float" office:value="185.0766">
            <text:p>185.08</text:p>
          </table:table-cell>
          <table:table-cell/>
          <table:table-cell office:value-type="string">
            <text:p>newobs confusion matrix [N]</text:p>
          </table:table-cell>
          <table:table-cell office:value-type="float" office:value="0">
            <text:p>0.0000</text:p>
          </table:table-cell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newobs confusion matrix [Y]</text:p>
          </table:table-cell>
          <table:table-cell office:value-type="float" office:value="44575">
            <text:p>44,575.0000</text:p>
          </table:table-cell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newobs dups/hints errors</text:p>
          </table:table-cell>
          <table:table-cell/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table:style-name="ce7" office:value-type="string">
            <text:p>max.AUCpROC.OOB:glb_sel_mdl</text:p>
          </table:table-cell>
          <table:table-cell office:value-type="float" office:value="0.5">
            <text:p>0.5000</text:p>
          </table:table-cell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UCROCR.OOB:glb_sel_mdl</text:p>
          </table:table-cell>
          <table:table-cell office:value-type="float" office:value="0.4935219">
            <text:p>0.4935</text:p>
          </table:table-cell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opt.prob.threshold.OOB:glb_sel_mdl</text:p>
          </table:table-cell>
          <table:table-cell office:value-type="float" office:value="0">
            <text:p>0.0000</text:p>
          </table:table-cell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table:style-name="ce7" office:value-type="string">
            <text:p>opt.prob.threshold.fit:glb_sel_mdl</text:p>
          </table:table-cell>
          <table:table-cell office:value-type="float" office:value="0">
            <text:p>0.0000</text:p>
          </table:table-cell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table:style-name="ce7" office:value-type="string">
            <text:p>opt.prob.threshold.fit:glb_fin_mdl</text:p>
          </table:table-cell>
          <table:table-cell office:value-type="float" office:value="0">
            <text:p>0.0000</text:p>
          </table:table-cell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ccuracy.OOB:glb_sel_mdl</text:p>
          </table:table-cell>
          <table:table-cell office:value-type="float" office:value="0.03668822">
            <text:p>0.0367</text:p>
          </table:table-cell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ccuracy.fit:glb_sel_mdl</text:p>
          </table:table-cell>
          <table:table-cell office:value-type="float" office:value="0.95884588">
            <text:p>0.9588</text:p>
          </table:table-cell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ccuracy.fit:glb_fin_mdl</text:p>
          </table:table-cell>
          <table:table-cell office:value-type="float" office:value="0.96005675">
            <text:p>0.9601</text:p>
          </table:table-cell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5"/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office:value-type="string">
            <text:p>cluster_entropy</text:p>
          </table:table-cell>
          <table:table-cell table:style-name="ce20"/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4"/>
          <table:table-cell table:style-name="ce20"/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table:style-name="ce22" office:value-type="string">
            <text:p><text:span text:style-name="T1">fit.models.0</text:span><text:span text:style-name="T2">(Console)</text:span></text:p>
          </table:table-cell>
          <table:table-cell table:style-name="ce7" office:value-type="float" office:value="331.11">
            <text:p>331.11</text:p>
          </table:table-cell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table:style-name="ce7" office:value-type="string">
            <text:p>fit.models_0_Max.cor.Y.rcv.*X*</text:p>
          </table:table-cell>
          <table:table-cell table:style-name="ce7" office:value-type="float" office:value="168.495">
            <text:p>168.5</text:p>
          </table:table-cell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7"/>
          <table:table-cell table:style-name="ce26"/>
          <table:table-cell table:style-name="ce20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 office:value-type="float" office:value="3.96542">
            <text:p>3.9654</text:p>
          </table:table-cell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7" office:value-type="float" office:value="110">
            <text:p>110</text:p>
          </table:table-cell>
          <table:table-cell table:style-name="ce19" office:value-type="string">
            <text:p>N/A</text:p>
          </table:table-cell>
          <table:table-cell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6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28]/[.B$28]" office:value-type="percentage" office:value="1">
            <text:p>100.00%</text:p>
          </table:table-cell>
          <table:table-cell table:style-name="ce4" table:formula="of:=[.C$28]/[.C$28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7"/>
          <table:table-cell table:style-name="ce15"/>
          <table:table-cell table:number-columns-repeated="3"/>
          <table:table-cell table:style-name="ce17" office:value-type="string">
            <text:p>Total</text:p>
          </table:table-cell>
          <table:table-cell table:style-name="ce18" table:formula="of:=SUM([.K110:.K132])" office:value-type="float" office:value="3575.24353">
            <text:p>3,575.24</text:p>
          </table:table-cell>
          <table:table-cell table:style-name="ce18" table:formula="of:=SUM([.L110:.L132])" office:value-type="float" office:value="13515.6774">
            <text:p>13,515.68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7" table:number-columns-repeated="2"/>
          <table:table-cell table:number-columns-repeated="4"/>
          <table:table-cell table:style-name="ce19" office:value-type="string">
            <text:p>N/A</text:p>
          </table:table-cell>
          <table:table-cell table:style-name="ce19" office:value-type="string">
            <text:p>N/A</text:p>
          </table:table-cell>
          <table:table-cell table:number-columns-repeated="984"/>
        </table:table-row>
        <table:table-row table:style-name="ro1" table:number-rows-repeated="1048441">
          <table:table-cell table:number-columns-repeated="996"/>
        </table:table-row>
        <table:table-row table:style-name="ro1">
          <table:table-cell table:number-columns-repeated="996"/>
        </table:table-row>
      </table:table>
      <table:table table:name="stage" table:style-name="ta1" table:print="false">
        <table:table-column table:style-name="co1" table:default-cell-style-name="Default"/>
        <table:table-column table:style-name="co4" table:number-columns-repeated="20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37873">
            <text:p>583787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54673">
            <text:p>165467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24991">
            <text:p>2824991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913461">
            <text:p>8913461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51023">
            <text:p>5851023</text:p>
          </table:table-cell>
          <table:table-cell table:number-columns-repeated="8"/>
          <table:table-cell office:value-type="float" office:value="5837873">
            <text:p>5837873</text:p>
          </table:table-cell>
          <table:table-cell table:number-columns-repeated="8"/>
          <table:table-cell office:value-type="float" office:value="5851023">
            <text:p>5851023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47325">
            <text:p>1647325</text:p>
          </table:table-cell>
          <table:table-cell table:number-columns-repeated="8"/>
          <table:table-cell office:value-type="float" office:value="1654673">
            <text:p>1654673</text:p>
          </table:table-cell>
          <table:table-cell table:number-columns-repeated="8"/>
          <table:table-cell office:value-type="float" office:value="1647325">
            <text:p>1647325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35046">
            <text:p>2835046</text:p>
          </table:table-cell>
          <table:table-cell table:number-columns-repeated="8"/>
          <table:table-cell office:value-type="float" office:value="2824991">
            <text:p>2824991</text:p>
          </table:table-cell>
          <table:table-cell table:number-columns-repeated="8"/>
          <table:table-cell office:value-type="float" office:value="2835046">
            <text:p>283504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886776">
            <text:p>8886776</text:p>
          </table:table-cell>
          <table:table-cell table:number-columns-repeated="8"/>
          <table:table-cell office:value-type="float" office:value="8913461">
            <text:p>8913461</text:p>
          </table:table-cell>
          <table:table-cell table:number-columns-repeated="8"/>
          <table:table-cell office:value-type="float" office:value="8886776">
            <text:p>8886776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06659">
            <text:p>550665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36089">
            <text:p>143608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1449">
            <text:p>254144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65777">
            <text:p>8265777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18492">
            <text:p>5518492</text:p>
          </table:table-cell>
          <table:table-cell table:number-columns-repeated="8"/>
          <table:table-cell office:value-type="float" office:value="5506659">
            <text:p>5506659</text:p>
          </table:table-cell>
          <table:table-cell table:number-columns-repeated="8"/>
          <table:table-cell office:value-type="float" office:value="5518492">
            <text:p>5518492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29476">
            <text:p>1429476</text:p>
          </table:table-cell>
          <table:table-cell table:number-columns-repeated="8"/>
          <table:table-cell office:value-type="float" office:value="1436089">
            <text:p>1436089</text:p>
          </table:table-cell>
          <table:table-cell table:number-columns-repeated="8"/>
          <table:table-cell office:value-type="float" office:value="1429476">
            <text:p>142947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9106">
            <text:p>2549106</text:p>
          </table:table-cell>
          <table:table-cell table:number-columns-repeated="8"/>
          <table:table-cell office:value-type="float" office:value="2541449">
            <text:p>2541449</text:p>
          </table:table-cell>
          <table:table-cell table:number-columns-repeated="8"/>
          <table:table-cell office:value-type="float" office:value="2549106">
            <text:p>254910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43850">
            <text:p>8243850</text:p>
          </table:table-cell>
          <table:table-cell table:number-columns-repeated="8"/>
          <table:table-cell office:value-type="float" office:value="8265777">
            <text:p>8265777</text:p>
          </table:table-cell>
          <table:table-cell table:number-columns-repeated="8"/>
          <table:table-cell office:value-type="float" office:value="8243850">
            <text:p>8243850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34">
            <text:p>13.8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687">
            <text:p>18.6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35426">
            <text:p>14.35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5186">
            <text:p>36.55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491">
            <text:p>13.83</text:p>
          </table:table-cell>
          <table:table-cell table:number-columns-repeated="7"/>
          <table:table-cell office:value-type="float" office:value="13.8334">
            <text:p>13.83</text:p>
          </table:table-cell>
          <table:table-cell table:number-columns-repeated="7"/>
          <table:table-cell office:value-type="float" office:value="13.83491">
            <text:p>13.83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77739">
            <text:p>18.78</text:p>
          </table:table-cell>
          <table:table-cell table:number-columns-repeated="7"/>
          <table:table-cell office:value-type="float" office:value="18.687">
            <text:p>18.69</text:p>
          </table:table-cell>
          <table:table-cell table:number-columns-repeated="7"/>
          <table:table-cell office:value-type="float" office:value="18.77739">
            <text:p>18.78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43481">
            <text:p>14.43</text:p>
          </table:table-cell>
          <table:table-cell table:number-columns-repeated="7"/>
          <table:table-cell office:value-type="float" office:value="14.35426">
            <text:p>14.35</text:p>
          </table:table-cell>
          <table:table-cell table:number-columns-repeated="7"/>
          <table:table-cell office:value-type="float" office:value="14.43481">
            <text:p>14.43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2083">
            <text:p>36.52</text:p>
          </table:table-cell>
          <table:table-cell table:number-columns-repeated="7"/>
          <table:table-cell office:value-type="float" office:value="36.55186">
            <text:p>36.55</text:p>
          </table:table-cell>
          <table:table-cell table:number-columns-repeated="7"/>
          <table:table-cell office:value-type="float" office:value="36.52083">
            <text:p>36.52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55234">
            <text:p>13.55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7.97499">
            <text:p>17.97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52404">
            <text:p>14.52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7.57058">
            <text:p>37.57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57108">
            <text:p>13.57</text:p>
          </table:table-cell>
          <table:table-cell table:number-columns-repeated="7"/>
          <table:table-cell office:value-type="float" office:value="13.55234">
            <text:p>13.55</text:p>
          </table:table-cell>
          <table:table-cell table:number-columns-repeated="7"/>
          <table:table-cell office:value-type="float" office:value="13.57108">
            <text:p>13.57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09892">
            <text:p>18.1</text:p>
          </table:table-cell>
          <table:table-cell table:number-columns-repeated="7"/>
          <table:table-cell office:value-type="float" office:value="17.97499">
            <text:p>17.97</text:p>
          </table:table-cell>
          <table:table-cell table:number-columns-repeated="7"/>
          <table:table-cell office:value-type="float" office:value="18.09892">
            <text:p>18.1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54946">
            <text:p>14.55</text:p>
          </table:table-cell>
          <table:table-cell table:number-columns-repeated="7"/>
          <table:table-cell office:value-type="float" office:value="14.52404">
            <text:p>14.52</text:p>
          </table:table-cell>
          <table:table-cell table:number-columns-repeated="7"/>
          <table:table-cell office:value-type="float" office:value="14.54946">
            <text:p>14.55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7.58457">
            <text:p>37.58</text:p>
          </table:table-cell>
          <table:table-cell table:number-columns-repeated="7"/>
          <table:table-cell office:value-type="float" office:value="37.57058">
            <text:p>37.57</text:p>
          </table:table-cell>
          <table:table-cell table:number-columns-repeated="7"/>
          <table:table-cell office:value-type="float" office:value="37.58457">
            <text:p>37.58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.00789">
            <text:p>16.01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26.20177">
            <text:p>26.2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1.85833">
            <text:p>11.86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3.14288">
            <text:p>33.14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.09076">
            <text:p>16.09</text:p>
          </table:table-cell>
          <table:table-cell table:number-columns-repeated="7"/>
          <table:table-cell office:value-type="float" office:value="16.00789">
            <text:p>16.01</text:p>
          </table:table-cell>
          <table:table-cell table:number-columns-repeated="7"/>
          <table:table-cell office:value-type="float" office:value="16.09076">
            <text:p>16.09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26.34033">
            <text:p>26.34</text:p>
          </table:table-cell>
          <table:table-cell table:number-columns-repeated="7"/>
          <table:table-cell office:value-type="float" office:value="26.20177">
            <text:p>26.2</text:p>
          </table:table-cell>
          <table:table-cell table:number-columns-repeated="7"/>
          <table:table-cell office:value-type="float" office:value="26.34033">
            <text:p>26.34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1.99444">
            <text:p>11.99</text:p>
          </table:table-cell>
          <table:table-cell table:number-columns-repeated="7"/>
          <table:table-cell office:value-type="float" office:value="11.85833">
            <text:p>11.86</text:p>
          </table:table-cell>
          <table:table-cell table:number-columns-repeated="7"/>
          <table:table-cell office:value-type="float" office:value="11.99444">
            <text:p>11.99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3.26846">
            <text:p>33.27</text:p>
          </table:table-cell>
          <table:table-cell table:number-columns-repeated="7"/>
          <table:table-cell office:value-type="float" office:value="33.14288">
            <text:p>33.14</text:p>
          </table:table-cell>
          <table:table-cell table:number-columns-repeated="7"/>
          <table:table-cell office:value-type="float" office:value="33.26846">
            <text:p>33.27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float" office:value="0">
            <text:p>0</text:p>
          </table:table-cell>
          <table:table-cell office:value-type="float" office:value="57.77299">
            <text:p>57.77</text:p>
          </table:table-cell>
          <table:table-cell office:value-type="float" office:value="136.1512">
            <text:p>136.1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6">
            <text:p>6</text:p>
          </table:table-cell>
          <table:table-cell office:value-type="float" office:value="256.84422">
            <text:p>256.84</text:p>
          </table:table-cell>
          <table:table-cell office:value-type="float" office:value="798.377">
            <text:p>798.3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3">
            <text:p>3</text:p>
          </table:table-cell>
          <table:table-cell office:value-type="float" office:value="356.53763">
            <text:p>356.54</text:p>
          </table:table-cell>
          <table:table-cell office:value-type="float" office:value="1038.7135">
            <text:p>1038.7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4">
            <text:p>4</text:p>
          </table:table-cell>
          <table:table-cell office:value-type="float" office:value="306.05286">
            <text:p>306.05</text:p>
          </table:table-cell>
          <table:table-cell office:value-type="float" office:value="932.2126">
            <text:p>932.2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1">
            <text:p>1</text:p>
          </table:table-cell>
          <table:table-cell office:value-type="float" office:value="1685.02074">
            <text:p>1685.02</text:p>
          </table:table-cell>
          <table:table-cell office:value-type="float" office:value="5817.5716">
            <text:p>5817.5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9">
            <text:p>9</text:p>
          </table:table-cell>
          <table:table-cell office:value-type="float" office:value="195.59648">
            <text:p>195.6</text:p>
          </table:table-cell>
          <table:table-cell office:value-type="float" office:value="715.2853">
            <text:p>715.2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8">
            <text:p>8</text:p>
          </table:table-cell>
          <table:table-cell office:value-type="float" office:value="173.24281">
            <text:p>173.24</text:p>
          </table:table-cell>
          <table:table-cell office:value-type="float" office:value="773.8661">
            <text:p>773.8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5">
            <text:p>5</text:p>
          </table:table-cell>
          <table:table-cell office:value-type="float" office:value="272.12393">
            <text:p>272.12</text:p>
          </table:table-cell>
          <table:table-cell office:value-type="float" office:value="738.9476">
            <text:p>738.9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2">
            <text:p>2</text:p>
          </table:table-cell>
          <table:table-cell office:value-type="float" office:value="884.47657">
            <text:p>884.48</text:p>
          </table:table-cell>
          <table:table-cell office:value-type="float" office:value="3086.5713">
            <text:p>3086.5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7">
            <text:p>7</text:p>
          </table:table-cell>
          <table:table-cell office:value-type="float" office:value="173.73053">
            <text:p>173.73</text:p>
          </table:table-cell>
          <table:table-cell office:value-type="float" office:value="764.0616">
            <text:p>764.0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-1,-0.2]</text:p>
          </table:table-cell>
          <table:table-cell office:value-type="float" office:value="1042.484">
            <text:p>1042.4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-0.2,0]</text:p>
          </table:table-cell>
          <table:table-cell office:value-type="float" office:value="1867.507">
            <text:p>1867.5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0,0.3]</text:p>
          </table:table-cell>
          <table:table-cell office:value-type="float" office:value="2863.183">
            <text:p>2863.1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0.3,1]</text:p>
          </table:table-cell>
          <table:table-cell office:value-type="float" office:value="1361.269">
            <text:p>1361.2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0.5,0.7]</text:p>
          </table:table-cell>
          <table:table-cell office:value-type="float" office:value="5926.5755">
            <text:p>5926.5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0.7,1]</text:p>
          </table:table-cell>
          <table:table-cell office:value-type="float" office:value="2945.5025">
            <text:p>2945.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0,0.5]</text:p>
          </table:table-cell>
          <table:table-cell office:value-type="float" office:value="4458.5228">
            <text:p>4458.5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-1,0]</text:p>
          </table:table-cell>
          <table:table-cell office:value-type="float" office:value="185.0766">
            <text:p>185.0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0.7,1]</text:p>
          </table:table-cell>
          <table:table-cell office:value-type="float" office:value="3391.7081">
            <text:p>3391.7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0.5,0.7]</text:p>
          </table:table-cell>
          <table:table-cell office:value-type="float" office:value="6216.8037">
            <text:p>6216.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0,0.5]</text:p>
          </table:table-cell>
          <table:table-cell office:value-type="float" office:value="3731.8601">
            <text:p>3731.8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-1,0]</text:p>
          </table:table-cell>
          <table:table-cell office:value-type="float" office:value="109.9657">
            <text:p>109.9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0.7,1]</text:p>
          </table:table-cell>
          <table:table-cell office:value-type="float" office:value="3394.7827">
            <text:p>3394.7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0.5,0.7]</text:p>
          </table:table-cell>
          <table:table-cell office:value-type="float" office:value="6216.2144">
            <text:p>6216.2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0,0.5]</text:p>
          </table:table-cell>
          <table:table-cell office:value-type="float" office:value="3725.3055">
            <text:p>3725.3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-1,0]</text:p>
          </table:table-cell>
          <table:table-cell office:value-type="float" office:value="100.3886">
            <text:p>100.3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.cor</text:p>
          </table:table-cell>
          <table:table-cell office:value-type="float" office:value="100">
            <text:p>100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.cor.cut.fctr(0,0.5]</text:p>
          </table:table-cell>
          <table:table-cell office:value-type="float" office:value="23.36494">
            <text:p>23.36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.cor.cut.fctr(0.7,1]</text:p>
          </table:table-cell>
          <table:table-cell office:value-type="float" office:value="24.51697">
            <text:p>24.52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0.7,1]</text:p>
          </table:table-cell>
          <table:table-cell office:value-type="float" office:value="3567.4481">
            <text:p>3567.4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0.5,0.7]</text:p>
          </table:table-cell>
          <table:table-cell office:value-type="float" office:value="6164.2578">
            <text:p>6164.2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0,0.5]</text:p>
          </table:table-cell>
          <table:table-cell office:value-type="float" office:value="3571.7026">
            <text:p>3571.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-1,0]</text:p>
          </table:table-cell>
          <table:table-cell office:value-type="float" office:value="122.4589">
            <text:p>122.4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.cor</text:p>
          </table:table-cell>
          <table:table-cell office:value-type="float" office:value="100">
            <text:p>100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.cosSml</text:p>
          </table:table-cell>
          <table:table-cell office:value-type="float" office:value="88.796566">
            <text:p>88.8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.cor.cut.fctr(0,0.5]</text:p>
          </table:table-cell>
          <table:table-cell office:value-type="float" office:value="26.490398">
            <text:p>26.4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.cor.cut.fctr(0.5,0.7]</text:p>
          </table:table-cell>
          <table:table-cell office:value-type="float" office:value="15.443941">
            <text:p>15.44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.cosSml.cut.fctr(0.98,1]</text:p>
          </table:table-cell>
          <table:table-cell office:value-type="float" office:value="10.732494">
            <text:p>10.7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.mnkSml.3.scld</text:p>
          </table:table-cell>
          <table:table-cell office:value-type="float" office:value="10.455394">
            <text:p>10.46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.mnkSml.1.scld.cut.fctr(0.87,2.9]</text:p>
          </table:table-cell>
          <table:table-cell office:value-type="float" office:value="3.806345">
            <text:p>3.81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All.X..rcv.glmnet.imp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.cosSml</text:p>
          </table:table-cell>
          <table:table-cell office:value-type="float" office:value="100">
            <text:p>100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.cor</text:p>
          </table:table-cell>
          <table:table-cell office:value-type="float" office:value="72.584348">
            <text:p>72.58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.cor.cut.fctr(0,0.5]</text:p>
          </table:table-cell>
          <table:table-cell office:value-type="float" office:value="22.716457">
            <text:p>22.72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.mnkSml.3.scld</text:p>
          </table:table-cell>
          <table:table-cell office:value-type="float" office:value="14.794115">
            <text:p>14.7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.cor.cut.fctr(0.5,0.7]</text:p>
          </table:table-cell>
          <table:table-cell office:value-type="float" office:value="14.545346">
            <text:p>14.55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.mnkSml.1.scld.cut.fctr(0.87,2.9]</text:p>
          </table:table-cell>
          <table:table-cell office:value-type="float" office:value="10.871107">
            <text:p>10.87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.cosSml.cut.fctr(0.98,1]</text:p>
          </table:table-cell>
          <table:table-cell office:value-type="float" office:value="9.903904">
            <text:p>9.9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0.7,1]</text:p>
          </table:table-cell>
          <table:table-cell office:value-type="float" office:value="2184.4731">
            <text:p>2184.4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0.5,0.7]</text:p>
          </table:table-cell>
          <table:table-cell office:value-type="float" office:value="4864.3357">
            <text:p>4864.3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0,0.5]</text:p>
          </table:table-cell>
          <table:table-cell office:value-type="float" office:value="3160.3072">
            <text:p>3160.3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-1,0]</text:p>
          </table:table-cell>
          <table:table-cell office:value-type="float" office:value="107.6234">
            <text:p>107.6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</table:table>
      <table:table table:name="patch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7"/>
        <table:table-column table:style-name="co3" table:default-cell-style-name="ce11"/>
        <table:table-column table:style-name="co4" table:default-cell-style-name="ce12"/>
        <table:table-column table:style-name="co3" table:default-cell-style-name="ce16"/>
        <table:table-column table:style-name="co4" table:default-cell-style-name="ce12"/>
        <table:table-column table:style-name="co1" table:default-cell-style-name="ce12"/>
        <table:table-column table:style-name="co5" table:number-columns-repeated="3" table:default-cell-style-name="ce12"/>
        <table:table-column table:style-name="co1" table:default-cell-style-name="ce12"/>
        <table:table-column table:style-name="co3" table:default-cell-style-name="ce20"/>
        <table:table-column table:style-name="co7" table:default-cell-style-name="ce23"/>
        <table:table-column table:style-name="co4" table:default-cell-style-name="ce23"/>
        <table:table-column table:style-name="co1" table:default-cell-style-name="Default"/>
        <table:table-column table:style-name="co4" table:number-columns-repeated="11" table:default-cell-style-name="Default"/>
        <table:table-column table:style-name="co1" table:default-cell-style-name="Default"/>
        <table:table-column table:style-name="co4" table:number-columns-repeated="967" table:default-cell-style-name="Default"/>
        <table:table-row table:style-name="ro1">
          <table:table-cell table:number-columns-repeated="3"/>
          <table:table-cell table:style-name="ce5" office:value-type="string">
            <text:p>Potential Enhancements</text:p>
          </table:table-cell>
          <table:table-cell table:style-name="ce8" office:value-type="string">
            <text:p>Inspect *.html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8"/>
          <table:table-cell table:number-columns-repeated="991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For each modification</text:p>
          </table:table-cell>
          <table:table-cell table:style-name="Default" office:value-type="string">
            <text:p>Compare output from console with knitr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Check sdiff with backup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script with Dropbo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txtmap.csv with dropb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Faces_patch_mean</text:p>
          </table:table-cell>
          <table:table-cell table:style-name="Default" office:value-type="string">
            <text:p>Not done: image needs to be reversed only for plotting: Store reversed images in glbFeatsImage[[featImage]]$imgMtrx ???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Image duplicates (Train#3505, Train#6939): might end up being dups after integer trunc for all objects ?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Image duplicates (Train#4647, Train#6329): might end up being dups after integer trunc for all objects ?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Image duplicates (Test#0912, Test#1526)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6" office:value-type="string">
            <text:p>Done</text:p>
          </table:table-cell>
          <table:table-cell table:style-name="Default" office:value-type="string">
            <text:p>Limit searchspace to center &amp; edges of training images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6"/>
          <table:table-cell table:style-name="Default" office:value-type="string">
            <text:p>Add P.mnkSml(4 &amp; 5) since P.mnkSml.3 is important for glmnet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Test patch sizes of 8 &amp; 12 (factors of 96)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Insert another layer of block identification prior to patch identification ?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Parallelize P.&lt;metric&gt; calculations ?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Print union of images with min / max P.values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6" office:value-type="string">
            <text:p>No diff in results</text:p>
          </table:table-cell>
          <table:table-cell table:style-name="Default" office:value-type="string">
            <text:p>Flag as outlier (highest .rstudent value) <text:s/>Min patch.cor(-0.636034) for <text:s/>Train#1456 – left_eye_center(72, 28) ?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Image distance metrics in addition to patch.cor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New Images → output patches for entire image vs. patches around mean across all Trn images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Image filters (e.g. sharpening)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Rename glb_dsp_cols to glbFeatsDsp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8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At exercise end</text:p>
          </table:table-cell>
          <table:table-cell table:style-name="Default" office:value-type="string">
            <text:p>Sync this file with Dropbox template</text:p>
          </table:table-cell>
          <table:table-cell table:number-columns-repeated="991"/>
        </table:table-row>
        <table:table-row table:style-name="ro1">
          <table:table-cell/>
          <table:table-cell table:style-name="ce2" table:formula="of:=[.K80]" office:value-type="float" office:value="4361.39876">
            <text:p>4,361</text:p>
          </table:table-cell>
          <table:table-cell table:style-name="ce2" table:formula="of:=[.L80]" office:value-type="float" office:value="14801.7578">
            <text:p>14,802</text:p>
          </table:table-cell>
          <table:table-cell table:style-name="ce5" office:value-type="string">
            <text:p>‘&lt;- Anchor</text:p>
          </table:table-cell>
          <table:table-cell table:style-name="ce8"/>
          <table:table-cell table:number-columns-repeated="991"/>
        </table:table-row>
        <table:table-row table:style-name="ro1">
          <table:table-cell table:number-columns-repeated="4"/>
          <table:table-cell table:style-name="ce8" office:value-type="string">
            <text:p>glb_sel_mdl</text:p>
          </table:table-cell>
          <table:table-cell/>
          <table:table-cell table:style-name="ce13" office:value-type="string">
            <text:p>glb_fin_mdl</text:p>
          </table:table-cell>
          <table:table-cell table:style-name="ce17" table:number-columns-repeated="2"/>
          <table:table-cell table:number-columns-repeated="14"/>
          <table:table-cell table:style-name="ce1" office:value-type="string">
            <text:p>weight.N</text:p>
          </table:table-cell>
          <table:table-cell table:style-name="ce1" office:value-type="string">
            <text:p>weight.Y</text:p>
          </table:table-cell>
          <table:table-cell table:style-name="ce1" office:value-type="string">
            <text:p>weight.NA</text:p>
          </table:table-cell>
          <table:table-cell office:value-type="string">
            <text:p>(After txt_cor_na)</text:p>
          </table:table-cell>
          <table:table-cell table:number-columns-repeated="969"/>
        </table:table-row>
        <table:table-row table:style-name="ro3">
          <table:table-cell table:style-name="ce1"/>
          <table:table-cell table:style-name="ce3" office:value-type="string">
            <text:p>err.abs.OOB.sum Improvements</text:p>
          </table:table-cell>
          <table:table-cell table:style-name="ce3" office:value-type="string">
            <text:p>err.abs.trn.sum Improvements</text:p>
          </table:table-cell>
          <table:table-cell table:style-name="ce8" office:value-type="string">
            <text:p>Script Name</text:p>
          </table:table-cell>
          <table:table-cell table:style-name="ce8" office:value-type="string">
            <text:p>glb_sel_mdl_id</text:p>
          </table:table-cell>
          <table:table-cell table:style-name="ce13" office:value-type="string">
            <text:p>VarImp</text:p>
          </table:table-cell>
          <table:table-cell table:style-name="ce8" office:value-type="string">
            <text:p>glb_fin_mdl_id</text:p>
          </table:table-cell>
          <table:table-cell table:style-name="ce8" office:value-type="string">
            <text:p>VarImp</text:p>
          </table:table-cell>
          <table:table-cell table:style-name="ce8"/>
          <table:table-cell table:style-name="ce13" office:value-type="string">
            <text:p>glb_category_var</text:p>
          </table:table-cell>
          <table:table-cell table:style-name="ce13" office:value-type="string">
            <text:p>err.abs.OOB.sum</text:p>
          </table:table-cell>
          <table:table-cell table:style-name="ce13" office:value-type="string">
            <text:p>err.abs.trn.sum</text:p>
          </table:table-cell>
          <table:table-cell table:style-name="ce13"/>
          <table:table-cell table:style-name="ce21" office:value-type="string">
            <text:p>Metric</text:p>
          </table:table-cell>
          <table:table-cell table:style-name="ce21" office:value-type="string">
            <text:p>Value</text:p>
          </table:table-cell>
          <table:table-cell table:style-name="ce21" office:value-type="string">
            <text:p>% Base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freq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cor.y</text:p>
          </table:table-cell>
          <table:table-cell table:style-name="ce1" office:value-type="string">
            <text:p>cor.y.abs</text:p>
          </table:table-cell>
          <table:table-cell table:style-name="ce1" office:value-type="string">
            <text:p>chisq.stat</text:p>
          </table:table-cell>
          <table:table-cell table:style-name="ce1" office:value-type="string">
            <text:p>chisq.pval</text:p>
          </table:table-cell>
          <table:table-cell table:style-name="ce1" office:value-type="string">
            <text:p>nzv.freqRatio</text:p>
          </table:table-cell>
          <table:table-cell table:style-name="ce1" office:value-type="string">
            <text:p>varImp:glb_sel_mdl</text:p>
          </table:table-cell>
          <table:table-cell table:style-name="ce1" office:value-type="string">
            <text:p>varImp:glb_fin_mdl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table:number-columns-repeated="966"/>
        </table:table-row>
        <table:table-row table:style-name="ro1">
          <table:table-cell table:style-name="ce1" table:number-columns-repeated="3"/>
          <table:table-cell table:style-name="ce8" table:number-columns-repeated="2"/>
          <table:table-cell table:style-name="ce13"/>
          <table:table-cell table:style-name="ce8" table:number-columns-repeated="3"/>
          <table:table-cell table:style-name="ce13" table:number-columns-repeated="4"/>
          <table:table-cell table:style-name="ce21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Faces_patch_mean_datafix</text:p>
          </table:table-cell>
          <table:table-cell table:number-columns-repeated="2"/>
          <table:table-cell table:style-name="ce11"/>
          <table:table-cell table:number-columns-repeated="2"/>
          <table:table-cell table:style-name="ce2"/>
          <table:table-cell table:number-columns-repeated="3"/>
          <table:table-cell office:value-type="string">
            <text:p>min.RMSE.OOB:glb_sel_mdl</text:p>
          </table:table-cell>
          <table:table-cell/>
          <table:table-cell table:style-name="ce19" office:value-type="string">
            <text:p>N/A</text:p>
          </table:table-cell>
          <table:table-cell table:number-columns-repeated="2"/>
          <table:table-cell table:style-name="ce7"/>
          <table:table-cell table:number-columns-repeated="977"/>
        </table:table-row>
        <table:table-row table:style-name="ro1">
          <table:table-cell/>
          <table:table-cell table:style-name="ce4" table:formula="of:=[.K48]/[.B26]" office:value-type="percentage" office:value="0">
            <text:p>0.00%</text:p>
          </table:table-cell>
          <table:table-cell table:style-name="ce4" table:formula="of:=[.L48]/[.C26]" office:value-type="percentage" office:value="0">
            <text:p>0.00%</text:p>
          </table:table-cell>
          <table:table-cell office:value-type="string">
            <text:p>converted obj floats to integers</text:p>
          </table:table-cell>
          <table:table-cell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in.RMSE.fit:glb_fin_mdl</text:p>
          </table:table-cell>
          <table:table-cell/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partial patches are not output</text:p>
          </table:table-cell>
          <table:table-cell table:number-columns-repeated="5"/>
          <table:table-cell table:style-name="ce2"/>
          <table:table-cell table:number-columns-repeated="3"/>
          <table:table-cell office:value-type="string">
            <text:p>max.R.sq.OOB:glb_sel_mdl</text:p>
          </table:table-cell>
          <table:table-cell table:style-name="ce29"/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Default" office:value-type="string">
            <text:p>Location for left_eye_center wrong for Train#(1878,1908)</text:p>
          </table:table-cell>
          <table:table-cell table:number-columns-repeated="5"/>
          <table:table-cell table:style-name="ce2"/>
          <table:table-cell table:number-columns-repeated="3"/>
          <table:table-cell office:value-type="string">
            <text:p>max.Adj.R.sq.fit:glb_fin_mdl</text:p>
          </table:table-cell>
          <table:table-cell/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12"/>
          <table:table-cell table:number-columns-repeated="5"/>
          <table:table-cell table:style-name="ce2"/>
          <table:table-cell table:number-columns-repeated="4"/>
          <table:table-cell table:style-name="ce12"/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28"/>
          <table:table-cell table:number-columns-repeated="5"/>
          <table:table-cell table:style-name="ce2"/>
          <table:table-cell table:number-columns-repeated="3"/>
          <table:table-cell office:value-type="string">
            <text:p>cluster_entropy</text:p>
          </table:table-cell>
          <table:table-cell table:style-name="ce20"/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number-columns-repeated="6"/>
          <table:table-cell table:style-name="ce2"/>
          <table:table-cell table:number-columns-repeated="4"/>
          <table:table-cell table:style-name="ce20"/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table:style-name="ce22" office:value-type="string">
            <text:p><text:span text:style-name="T1">extract.features.image</text:span><text:span text:style-name="T2">(Console)</text:span></text:p>
          </table:table-cell>
          <table:table-cell table:style-name="ce7" office:value-type="float" office:value="972.431">
            <text:p>972.43</text:p>
          </table:table-cell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table:style-name="ce7" office:value-type="string">
            <text:p>extract.features.image.Image.patch.search</text:p>
          </table:table-cell>
          <table:table-cell table:style-name="ce7" office:value-type="float" office:value="709.493">
            <text:p>709.49</text:p>
          </table:table-cell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office:value-type="string">
            <text:p>8832 obs</text:p>
          </table:table-cell>
          <table:table-cell office:value-type="float" office:value="770.922">
            <text:p>770.9220</text:p>
          </table:table-cell>
          <table:table-cell table:number-columns-repeated="2"/>
          <table:table-cell table:style-name="ce26"/>
          <table:table-cell table:style-name="ce20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4416 obs</text:p>
          </table:table-cell>
          <table:table-cell office:value-type="float" office:value="371.542">
            <text:p>371.5420</text:p>
          </table:table-cell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2208 obs</text:p>
          </table:table-cell>
          <table:table-cell table:style-name="ce7" office:value-type="float" office:value="228.352">
            <text:p>228.35</text:p>
          </table:table-cell>
          <table:table-cell table:style-name="ce19" office:value-type="string">
            <text:p>N/A</text:p>
          </table:table-cell>
          <table:table-cell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1104 obs</text:p>
          </table:table-cell>
          <table:table-cell table:style-name="ce7" office:value-type="float" office:value="99.823">
            <text:p>99.82</text:p>
          </table:table-cell>
          <table:table-cell table:style-name="ce19"/>
          <table:table-cell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552 obs</text:p>
          </table:table-cell>
          <table:table-cell office:value-type="float" office:value="48.96">
            <text:p>48.9600</text:p>
          </table:table-cell>
          <table:table-cell table:number-columns-repeated="2"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276 obs</text:p>
          </table:table-cell>
          <table:table-cell office:value-type="float" office:value="35.597">
            <text:p>35.5970</text:p>
          </table:table-cell>
          <table:table-cell table:number-columns-repeated="2"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276 obs (none)</text:p>
          </table:table-cell>
          <table:table-cell office:value-type="float" office:value="15.832">
            <text:p>15.8320</text:p>
          </table:table-cell>
          <table:table-cell table:number-columns-repeated="2"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276 obs (P.cor)</text:p>
          </table:table-cell>
          <table:table-cell office:value-type="float" office:value="25.45">
            <text:p>25.4500</text:p>
          </table:table-cell>
          <table:table-cell table:number-columns-repeated="2"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276 obs (P.mnkSml.1)</text:p>
          </table:table-cell>
          <table:table-cell office:value-type="float" office:value="26.838">
            <text:p>26.8380</text:p>
          </table:table-cell>
          <table:table-cell table:number-columns-repeated="2"/>
          <table:table-cell table:style-name="ce26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26]/[.B$26]" office:value-type="percentage" office:value="1">
            <text:p>100.00%</text:p>
          </table:table-cell>
          <table:table-cell table:style-name="ce4" table:formula="of:=[.C$26]/[.C$26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7"/>
          <table:table-cell table:style-name="ce15"/>
          <table:table-cell table:number-columns-repeated="3"/>
          <table:table-cell table:style-name="ce17" office:value-type="string">
            <text:p>Total</text:p>
          </table:table-cell>
          <table:table-cell table:style-name="ce18" table:formula="of:=SUM([.K30:.K43])" office:value-type="float" office:value="0">
            <text:p>0.00</text:p>
          </table:table-cell>
          <table:table-cell table:style-name="ce18" table:formula="of:=SUM([.L30:.L43])" office:value-type="float" office:value="0">
            <text:p>0.00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7" table:number-columns-repeated="2"/>
          <table:table-cell table:number-columns-repeated="4"/>
          <table:table-cell table:style-name="ce19" office:value-type="string">
            <text:p>N/A</text:p>
          </table:table-cell>
          <table:table-cell table:style-name="ce19" office:value-type="string">
            <text:p>N/A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8" table:number-columns-repeated="2"/>
          <table:table-cell table:style-name="ce13"/>
          <table:table-cell table:style-name="ce8" table:number-columns-repeated="3"/>
          <table:table-cell table:style-name="ce13" table:number-columns-repeated="4"/>
          <table:table-cell table:style-name="ce21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Faces_patch_mean</text:p>
          </table:table-cell>
          <table:table-cell table:number-columns-repeated="2"/>
          <table:table-cell table:style-name="ce11"/>
          <table:table-cell table:number-columns-repeated="2"/>
          <table:table-cell table:style-name="ce2"/>
          <table:table-cell table:number-columns-repeated="3"/>
          <table:table-cell office:value-type="string">
            <text:p>min.RMSE.OOB:glb_sel_mdl</text:p>
          </table:table-cell>
          <table:table-cell/>
          <table:table-cell table:style-name="ce19" office:value-type="string">
            <text:p>N/A</text:p>
          </table:table-cell>
          <table:table-cell table:number-columns-repeated="2"/>
          <table:table-cell table:style-name="ce7"/>
          <table:table-cell table:number-columns-repeated="977"/>
        </table:table-row>
        <table:table-row table:style-name="ro1">
          <table:table-cell/>
          <table:table-cell table:style-name="ce4" table:formula="of:=[.K64]/[.B26]" office:value-type="percentage" office:value="0">
            <text:p>0.00%</text:p>
          </table:table-cell>
          <table:table-cell table:style-name="ce4" table:formula="of:=[.L64]/[.C26]" office:value-type="percentage" office:value="0">
            <text:p>0.00%</text:p>
          </table:table-cell>
          <table:table-cell office:value-type="string">
            <text:p>setup Faces_patch_clssfr</text:p>
          </table:table-cell>
          <table:table-cell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in.RMSE.fit:glb_fin_mdl</text:p>
          </table:table-cell>
          <table:table-cell/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For left_eye_center:</text:p>
          </table:table-cell>
          <table:table-cell table:number-columns-repeated="5"/>
          <table:table-cell table:style-name="ce2"/>
          <table:table-cell table:number-columns-repeated="3"/>
          <table:table-cell office:value-type="string">
            <text:p>max.R.sq.OOB:glb_sel_mdl</text:p>
          </table:table-cell>
          <table:table-cell table:style-name="ce29"/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PatchSize = 10</text:p>
          </table:table-cell>
          <table:table-cell table:number-columns-repeated="5"/>
          <table:table-cell table:style-name="ce2"/>
          <table:table-cell table:number-columns-repeated="3"/>
          <table:table-cell office:value-type="string">
            <text:p>max.Adj.R.sq.fit:glb_fin_mdl</text:p>
          </table:table-cell>
          <table:table-cell/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12" office:value-type="string">
            <text:p>StepSize = 2</text:p>
          </table:table-cell>
          <table:table-cell table:number-columns-repeated="5"/>
          <table:table-cell table:style-name="ce2"/>
          <table:table-cell table:number-columns-repeated="4"/>
          <table:table-cell table:style-name="ce12"/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28" office:value-type="string">
            <text:p>Trn → patches around detected object</text:p>
          </table:table-cell>
          <table:table-cell table:number-columns-repeated="5"/>
          <table:table-cell table:style-name="ce2"/>
          <table:table-cell table:number-columns-repeated="3"/>
          <table:table-cell office:value-type="string">
            <text:p>cluster_entropy</text:p>
          </table:table-cell>
          <table:table-cell table:style-name="ce20"/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New → pacthes around mean(Trn)</text:p>
          </table:table-cell>
          <table:table-cell table:number-columns-repeated="5"/>
          <table:table-cell table:style-name="ce2"/>
          <table:table-cell table:number-columns-repeated="4"/>
          <table:table-cell table:style-name="ce20"/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 office:value-type="string">
            <text:p>Compute patch.cor</text:p>
          </table:table-cell>
          <table:table-cell table:number-columns-repeated="5"/>
          <table:table-cell table:style-name="ce2"/>
          <table:table-cell table:number-columns-repeated="3"/>
          <table:table-cell table:style-name="ce22" office:value-type="string">
            <text:p><text:span text:style-name="T1">extract.features.image</text:span><text:span text:style-name="T2">(Console)</text:span></text:p>
          </table:table-cell>
          <table:table-cell table:style-name="ce7" office:value-type="float" office:value="698.021">
            <text:p>698.02</text:p>
          </table:table-cell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4">
          <table:table-cell/>
          <table:table-cell table:style-name="ce4" table:number-columns-repeated="2"/>
          <table:table-cell table:style-name="ce9" office:value-type="string">
            <text:p>All other detections default to mean in trn</text:p>
          </table:table-cell>
          <table:table-cell table:number-columns-repeated="5"/>
          <table:table-cell table:style-name="ce2"/>
          <table:table-cell table:number-columns-repeated="3"/>
          <table:table-cell table:style-name="ce7" office:value-type="string">
            <text:p>extract.features.image.Image.bgn</text:p>
          </table:table-cell>
          <table:table-cell table:style-name="ce7" office:value-type="float" office:value="149.561">
            <text:p>149.56</text:p>
          </table:table-cell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7"/>
          <table:table-cell table:style-name="ce26"/>
          <table:table-cell table:style-name="ce20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 office:value-type="float" office:value="3.96542">
            <text:p>3.9654</text:p>
          </table:table-cell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7" office:value-type="float" office:value="107">
            <text:p>107</text:p>
          </table:table-cell>
          <table:table-cell table:style-name="ce19" office:value-type="string">
            <text:p>N/A</text:p>
          </table:table-cell>
          <table:table-cell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6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26]/[.B$26]" office:value-type="percentage" office:value="1">
            <text:p>100.00%</text:p>
          </table:table-cell>
          <table:table-cell table:style-name="ce4" table:formula="of:=[.C$26]/[.C$26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7"/>
          <table:table-cell table:style-name="ce15"/>
          <table:table-cell table:number-columns-repeated="3"/>
          <table:table-cell table:style-name="ce17" office:value-type="string">
            <text:p>Total</text:p>
          </table:table-cell>
          <table:table-cell table:style-name="ce18" table:formula="of:=SUM([.K51:.K63])" office:value-type="float" office:value="0">
            <text:p>0.00</text:p>
          </table:table-cell>
          <table:table-cell table:style-name="ce18" table:formula="of:=SUM([.L51:.L63])" office:value-type="float" office:value="0">
            <text:p>0.00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7" table:number-columns-repeated="2"/>
          <table:table-cell table:number-columns-repeated="4"/>
          <table:table-cell table:style-name="ce19" office:value-type="string">
            <text:p>N/A</text:p>
          </table:table-cell>
          <table:table-cell table:style-name="ce19" office:value-type="string">
            <text:p>N/A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8" table:number-columns-repeated="2"/>
          <table:table-cell table:style-name="ce13"/>
          <table:table-cell table:style-name="ce8" table:number-columns-repeated="3"/>
          <table:table-cell table:style-name="ce13" table:number-columns-repeated="4"/>
          <table:table-cell table:style-name="ce21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Faces_tmplt</text:p>
          </table:table-cell>
          <table:table-cell office:value-type="string">
            <text:p>All.X##rcv#glmnet</text:p>
          </table:table-cell>
          <table:table-cell/>
          <table:table-cell table:style-name="ce11" office:value-type="string">
            <text:p>Final.All.X##rcv#glmnet</text:p>
          </table:table-cell>
          <table:table-cell table:number-columns-repeated="2"/>
          <table:table-cell table:style-name="ce2" office:value-type="float" office:value="0">
            <text:p>0</text:p>
          </table:table-cell>
          <table:table-cell office:value-type="float" office:value="57.77299">
            <text:p>57.77</text:p>
          </table:table-cell>
          <table:table-cell office:value-type="float" office:value="136.1512">
            <text:p>136.15</text:p>
          </table:table-cell>
          <table:table-cell/>
          <table:table-cell office:value-type="string">
            <text:p>min.RMSE.OOB:glb_sel_mdl</text:p>
          </table:table-cell>
          <table:table-cell office:value-type="float" office:value="3.843935">
            <text:p>3.8439</text:p>
          </table:table-cell>
          <table:table-cell table:style-name="ce19" office:value-type="string">
            <text:p>N/A</text:p>
          </table:table-cell>
          <table:table-cell table:number-columns-repeated="2"/>
          <table:table-cell table:style-name="ce7"/>
          <table:table-cell table:number-columns-repeated="977"/>
        </table:table-row>
        <table:table-row table:style-name="ro1">
          <table:table-cell/>
          <table:table-cell table:style-name="ce4" table:formula="of:=[.K80]/[.B26]" office:value-type="percentage" office:value="1">
            <text:p>100.00%</text:p>
          </table:table-cell>
          <table:table-cell table:style-name="ce4" table:formula="of:=[.L80]/[.C26]" office:value-type="percentage" office:value="1">
            <text:p>100.00%</text:p>
          </table:table-cell>
          <table:table-cell office:value-type="string">
            <text:p>Baseline</text:p>
          </table:table-cell>
          <table:table-cell office:value-type="string">
            <text:p>.pos</text:p>
          </table:table-cell>
          <table:table-cell table:style-name="ce14" office:value-type="float" office:value="100">
            <text:p>100.00</text:p>
          </table:table-cell>
          <table:table-cell table:style-name="ce11" office:value-type="string">
            <text:p>.pos</text:p>
          </table:table-cell>
          <table:table-cell table:style-name="ce14" office:value-type="float" office:value="100">
            <text:p>100.00</text:p>
          </table:table-cell>
          <table:table-cell/>
          <table:table-cell table:style-name="ce2" office:value-type="float" office:value="6">
            <text:p>6</text:p>
          </table:table-cell>
          <table:table-cell office:value-type="float" office:value="256.84422">
            <text:p>256.84</text:p>
          </table:table-cell>
          <table:table-cell office:value-type="float" office:value="798.377">
            <text:p>798.38</text:p>
          </table:table-cell>
          <table:table-cell/>
          <table:table-cell office:value-type="string">
            <text:p>min.RMSE.fit:glb_fin_mdl</text:p>
          </table:table-cell>
          <table:table-cell office:value-type="float" office:value="3.441975">
            <text:p>3.4420</text:p>
          </table:table-cell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regression of left_eye_center_x</text:p>
          </table:table-cell>
          <table:table-cell table:number-columns-repeated="5"/>
          <table:table-cell table:style-name="ce2" office:value-type="float" office:value="3">
            <text:p>3</text:p>
          </table:table-cell>
          <table:table-cell office:value-type="float" office:value="356.53763">
            <text:p>356.54</text:p>
          </table:table-cell>
          <table:table-cell office:value-type="float" office:value="1038.7135">
            <text:p>1,038.71</text:p>
          </table:table-cell>
          <table:table-cell/>
          <table:table-cell office:value-type="string">
            <text:p>max.R.sq.OOB:glb_sel_mdl</text:p>
          </table:table-cell>
          <table:table-cell table:style-name="ce29" office:value-type="float" office:value="0.003172451">
            <text:p>0.0032</text:p>
          </table:table-cell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table:style-name="ce9" office:value-type="string">
            <text:p>All other detections default to mean in trn</text:p>
          </table:table-cell>
          <table:table-cell table:number-columns-repeated="5"/>
          <table:table-cell table:style-name="ce2" office:value-type="float" office:value="4">
            <text:p>4</text:p>
          </table:table-cell>
          <table:table-cell office:value-type="float" office:value="306.05286">
            <text:p>306.05</text:p>
          </table:table-cell>
          <table:table-cell office:value-type="float" office:value="932.2126">
            <text:p>932.21</text:p>
          </table:table-cell>
          <table:table-cell/>
          <table:table-cell office:value-type="string">
            <text:p>max.Adj.R.sq.fit:glb_fin_mdl</text:p>
          </table:table-cell>
          <table:table-cell office:value-type="float" office:value="0.003162455">
            <text:p>0.0032</text:p>
          </table:table-cell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12"/>
          <table:table-cell table:number-columns-repeated="5"/>
          <table:table-cell table:style-name="ce2" office:value-type="float" office:value="1">
            <text:p>1</text:p>
          </table:table-cell>
          <table:table-cell office:value-type="float" office:value="1685.02074">
            <text:p>1,685.02</text:p>
          </table:table-cell>
          <table:table-cell office:value-type="float" office:value="5817.5716">
            <text:p>5,817.57</text:p>
          </table:table-cell>
          <table:table-cell table:number-columns-repeated="2"/>
          <table:table-cell table:style-name="ce12"/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 office:value-type="float" office:value="9">
            <text:p>9</text:p>
          </table:table-cell>
          <table:table-cell office:value-type="float" office:value="195.59648">
            <text:p>195.60</text:p>
          </table:table-cell>
          <table:table-cell office:value-type="float" office:value="715.2853">
            <text:p>715.29</text:p>
          </table:table-cell>
          <table:table-cell/>
          <table:table-cell office:value-type="string">
            <text:p>cluster_entropy</text:p>
          </table:table-cell>
          <table:table-cell table:style-name="ce20"/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 office:value-type="float" office:value="8">
            <text:p>8</text:p>
          </table:table-cell>
          <table:table-cell office:value-type="float" office:value="173.24281">
            <text:p>173.24</text:p>
          </table:table-cell>
          <table:table-cell office:value-type="float" office:value="773.8661">
            <text:p>773.87</text:p>
          </table:table-cell>
          <table:table-cell table:number-columns-repeated="2"/>
          <table:table-cell table:style-name="ce20"/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 office:value-type="float" office:value="5">
            <text:p>5</text:p>
          </table:table-cell>
          <table:table-cell office:value-type="float" office:value="272.12393">
            <text:p>272.12</text:p>
          </table:table-cell>
          <table:table-cell office:value-type="float" office:value="738.9476">
            <text:p>738.95</text:p>
          </table:table-cell>
          <table:table-cell/>
          <table:table-cell table:style-name="ce22" office:value-type="string">
            <text:p><text:span text:style-name="T1">import.data</text:span><text:span text:style-name="T2">(Console)</text:span></text:p>
          </table:table-cell>
          <table:table-cell table:style-name="ce7" office:value-type="float" office:value="52.801">
            <text:p>52.8</text:p>
          </table:table-cell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 office:value-type="float" office:value="2">
            <text:p>2</text:p>
          </table:table-cell>
          <table:table-cell office:value-type="float" office:value="884.47657">
            <text:p>884.48</text:p>
          </table:table-cell>
          <table:table-cell office:value-type="float" office:value="3086.5713">
            <text:p>3,086.57</text:p>
          </table:table-cell>
          <table:table-cell/>
          <table:table-cell table:style-name="ce7" office:value-type="string">
            <text:p>extract.features_bind.DXM</text:p>
          </table:table-cell>
          <table:table-cell table:style-name="ce7"/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 office:value-type="float" office:value="7">
            <text:p>7</text:p>
          </table:table-cell>
          <table:table-cell office:value-type="float" office:value="173.73053">
            <text:p>173.73</text:p>
          </table:table-cell>
          <table:table-cell office:value-type="float" office:value="764.0616">
            <text:p>764.06</text:p>
          </table:table-cell>
          <table:table-cell table:number-columns-repeated="5"/>
          <table:table-cell table:style-name="ce26"/>
          <table:table-cell table:style-name="ce20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 office:value-type="float" office:value="3.96542">
            <text:p>3.9654</text:p>
          </table:table-cell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7" office:value-type="float" office:value="107">
            <text:p>107</text:p>
          </table:table-cell>
          <table:table-cell table:style-name="ce19" office:value-type="string">
            <text:p>N/A</text:p>
          </table:table-cell>
          <table:table-cell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6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26]/[.B$26]" office:value-type="percentage" office:value="1">
            <text:p>100.00%</text:p>
          </table:table-cell>
          <table:table-cell table:style-name="ce4" table:formula="of:=[.C$26]/[.C$26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7"/>
          <table:table-cell table:style-name="ce15"/>
          <table:table-cell table:number-columns-repeated="3"/>
          <table:table-cell table:style-name="ce17" office:value-type="string">
            <text:p>Total</text:p>
          </table:table-cell>
          <table:table-cell table:style-name="ce18" table:formula="of:=SUM([.K67:.K79])" office:value-type="float" office:value="4361.39876">
            <text:p>4,361.40</text:p>
          </table:table-cell>
          <table:table-cell table:style-name="ce18" table:formula="of:=SUM([.L67:.L79])" office:value-type="float" office:value="14801.7578">
            <text:p>14,801.76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7" table:number-columns-repeated="2"/>
          <table:table-cell table:number-columns-repeated="4"/>
          <table:table-cell table:style-name="ce19" office:value-type="string">
            <text:p>N/A</text:p>
          </table:table-cell>
          <table:table-cell table:style-name="ce19" office:value-type="string">
            <text:p>N/A</text:p>
          </table:table-cell>
          <table:table-cell table:number-columns-repeated="984"/>
        </table:table-row>
        <table:table-row table:style-name="ro1" table:number-rows-repeated="1048494">
          <table:table-cell table:number-columns-repeated="996"/>
        </table:table-row>
        <table:table-row table:style-name="ro1">
          <table:table-cell table:number-columns-repeated="996"/>
        </table:table-row>
      </table:table>
      <table:table table:name="metrics" table:style-name="ta1" table:print="false">
        <table:table-column table:style-name="co4" table:default-cell-style-name="Default"/>
        <table:table-column table:style-name="co4" table:default-cell-style-name="ce20"/>
        <table:table-row table:style-name="ro1">
          <table:table-cell office:value-type="string">
            <text:p>Classification:</text:p>
          </table:table-cell>
          <table:table-cell table:style-name="Default"/>
        </table:table-row>
        <table:table-row table:style-name="ro1">
          <table:table-cell/>
          <table:table-cell office:value-type="string">
            <text:p>OOBobs confusion matrix [NY]</text:p>
          </table:table-cell>
        </table:table-row>
        <table:table-row table:style-name="ro1">
          <table:table-cell/>
          <table:table-cell office:value-type="string">
            <text:p>OOBobs confusion matrix [YN]</text:p>
          </table:table-cell>
        </table:table-row>
        <table:table-row table:style-name="ro1">
          <table:table-cell/>
          <table:table-cell office:value-type="string">
            <text:p>OOBobs errors</text:p>
          </table:table-cell>
        </table:table-row>
        <table:table-row table:style-name="ro1">
          <table:table-cell/>
          <table:table-cell office:value-type="string">
            <text:p>newobs confusion matrix [N]</text:p>
          </table:table-cell>
        </table:table-row>
        <table:table-row table:style-name="ro1">
          <table:table-cell/>
          <table:table-cell office:value-type="string">
            <text:p>newobs confusion matrix [Y]</text:p>
          </table:table-cell>
        </table:table-row>
        <table:table-row table:style-name="ro1">
          <table:table-cell/>
          <table:table-cell office:value-type="string">
            <text:p>newobs dups/hints errors</text:p>
          </table:table-cell>
        </table:table-row>
        <table:table-row table:style-name="ro1">
          <table:table-cell/>
          <table:table-cell table:style-name="ce7" office:value-type="string">
            <text:p>max.AUCpROC.OOB:glb_sel_mdl</text:p>
          </table:table-cell>
        </table:table-row>
        <table:table-row table:style-name="ro1">
          <table:table-cell/>
          <table:table-cell office:value-type="string">
            <text:p>max.AUCROCR.OOB:glb_sel_mdl</text:p>
          </table:table-cell>
        </table:table-row>
        <table:table-row table:style-name="ro1">
          <table:table-cell/>
          <table:table-cell office:value-type="string">
            <text:p>opt.prob.threshold.OOB:glb_sel_mdl</text:p>
          </table:table-cell>
        </table:table-row>
        <table:table-row table:style-name="ro1">
          <table:table-cell/>
          <table:table-cell table:style-name="ce7" office:value-type="string">
            <text:p>opt.prob.threshold.fit:glb_sel_mdl</text:p>
          </table:table-cell>
        </table:table-row>
        <table:table-row table:style-name="ro1">
          <table:table-cell/>
          <table:table-cell table:style-name="ce7" office:value-type="string">
            <text:p>opt.prob.threshold.fit:glb_fin_mdl</text:p>
          </table:table-cell>
        </table:table-row>
        <table:table-row table:style-name="ro1">
          <table:table-cell/>
          <table:table-cell office:value-type="string">
            <text:p>max.Accuracy.OOB:glb_sel_mdl</text:p>
          </table:table-cell>
        </table:table-row>
        <table:table-row table:style-name="ro1">
          <table:table-cell/>
          <table:table-cell office:value-type="string">
            <text:p>max.Accuracy.fit:glb_sel_mdl</text:p>
          </table:table-cell>
        </table:table-row>
        <table:table-row table:style-name="ro1">
          <table:table-cell/>
          <table:table-cell office:value-type="string">
            <text:p>max.Accuracy.fit:glb_fin_mdl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Regression:</text:p>
          </table:table-cell>
          <table:table-cell table:style-name="Default"/>
        </table:table-row>
        <table:table-row table:style-name="ro1">
          <table:table-cell/>
          <table:table-cell table:style-name="ce7" office:value-type="string">
            <text:p>min.RMSE.OOB:glb_sel_mdl</text:p>
          </table:table-cell>
        </table:table-row>
        <table:table-row table:style-name="ro1">
          <table:table-cell/>
          <table:table-cell table:style-name="ce7" office:value-type="string">
            <text:p>min.RMSE.fit:glb_fin_mdl</text:p>
          </table:table-cell>
        </table:table-row>
        <table:table-row table:style-name="ro1">
          <table:table-cell/>
          <table:table-cell table:style-name="ce7" office:value-type="string">
            <text:p>max.R.sq.OOB:glb_sel_mdl</text:p>
          </table:table-cell>
        </table:table-row>
        <table:table-row table:style-name="ro1">
          <table:table-cell/>
          <table:table-cell table:style-name="ce7" office:value-type="string">
            <text:p>max.Adj.R.sq.fit:glb_fin_mdl</text:p>
          </table:table-cell>
        </table:table-row>
      </table:table>
      <table:database-ranges>
        <table:database-range table:target-range-address="stage.B110:stage.C116" table:contains-header="false">
          <table:sort>
            <table:sort-by table:field-number="1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1" number:min-integer-digits="1" number:grouping="true"/>
    </number:number-style>
    <number:number-style style:name="N121">
      <number:number number:decimal-places="3" number:min-integer-digits="1" number:grouping="true"/>
    </number:number-style>
    <number:number-style style:name="N122">
      <number:number number:decimal-places="4" number:min-integer-digits="1" number:grouping="true"/>
    </number:number-style>
    <number:number-style style:name="N123">
      <number:number number:decimal-places="5" number:min-integer-digits="1" number:grouping="true"/>
    </number:number-style>
    <number:number-style style:name="N124">
      <number:number number:decimal-places="1" number:min-integer-digits="1"/>
    </number:number-style>
    <number:percentage-style style:name="N125P0" style:volatile="true">
      <number:number number:decimal-places="2" number:min-integer-digits="1"/>
      <number:text>%</number:text>
    </number:percentage-style>
    <number:percentage-style style:name="N125">
      <style:text-properties fo:color="#ff0000"/>
      <number:text>-</number:text>
      <number:number number:decimal-places="2" number:min-integer-digits="1"/>
      <number:text>%</number:text>
      <style:map style:condition="value()&gt;=0" style:apply-style-name="N125P0"/>
    </number:percentage-style>
    <number:number-style style:name="N12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1/20/2016</text:date>, <text:time>07:4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alaji Iyengar</meta:initial-creator>
    <meta:creation-date>2015-08-06T11:37:31</meta:creation-date>
    <meta:generator>NeoOffice/3.2015.3_Classic_Edition$Unix OpenOffice.org_project/Patch 0</meta:generator>
    <dc:date>2016-01-20T07:47:41</dc:date>
    <dc:creator>Balaji Iyengar</dc:creator>
    <meta:editing-duration>PT1897H38M36S</meta:editing-duration>
    <meta:editing-cycles>579</meta:editing-cycles>
    <meta:document-statistic meta:table-count="4" meta:cell-count="1112" meta:object-count="0"/>
    <meta:user-defined meta:name=""/>
  </office:meta>
</office:document-meta>
</file>